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6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4.15395833333333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3 - Recursos de bens e serviços - 2011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28">
            <text:p>Oferta de bens e serviços (preços do ano anterior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3852" table:style-name="ce36">
            <text:p><text:s text:c="2"/>13 852</text:p>
          </table:table-cell>
          <table:table-cell office:value-type="float" office:value="1257" table:style-name="ce36">
            <text:p><text:s text:c="2"/>1 257</text:p>
          </table:table-cell>
          <table:table-cell office:value-type="float" office:value="735" table:style-name="ce36">
            <text:p><text:s text:c="3"/>735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-381" table:style-name="ce36">
            <text:p><text:s/>(-) <text:s text:c="2"/>381</text:p>
          </table:table-cell>
          <table:table-cell office:value-type="float" office:value="-316" table:style-name="ce36">
            <text:p><text:s/>(-) <text:s text:c="2"/>316</text:p>
          </table:table-cell>
          <table:table-cell office:value-type="float" office:value="12176" table:style-name="ce36">
            <text:p><text:s text:c="2"/>12 17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18709" table:style-name="ce36">
            <text:p><text:s text:c="2"/>18 709</text:p>
          </table:table-cell>
          <table:table-cell office:value-type="float" office:value="1978" table:style-name="ce36">
            <text:p><text:s text:c="2"/>1 978</text:p>
          </table:table-cell>
          <table:table-cell office:value-type="float" office:value="1301" table:style-name="ce36">
            <text:p><text:s text:c="2"/>1 3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-320" table:style-name="ce36">
            <text:p><text:s/>(-) <text:s text:c="2"/>320</text:p>
          </table:table-cell>
          <table:table-cell office:value-type="float" office:value="-225" table:style-name="ce36">
            <text:p><text:s/>(-) <text:s text:c="2"/>225</text:p>
          </table:table-cell>
          <table:table-cell office:value-type="float" office:value="15655" table:style-name="ce36">
            <text:p><text:s text:c="2"/>15 65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9510" table:style-name="ce36">
            <text:p><text:s text:c="2"/>9 510</text:p>
          </table:table-cell>
          <table:table-cell office:value-type="float" office:value="426" table:style-name="ce36">
            <text:p><text:s text:c="3"/>426</text:p>
          </table:table-cell>
          <table:table-cell office:value-type="float" office:value="173" table:style-name="ce36">
            <text:p><text:s text:c="3"/>173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8782" table:style-name="ce36">
            <text:p><text:s text:c="2"/>8 78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34530" table:style-name="ce36">
            <text:p><text:s text:c="2"/>34 5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7" table:style-name="ce36">
            <text:p><text:s text:c="2"/>1 6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893" table:style-name="ce36">
            <text:p><text:s text:c="3"/>893</text:p>
          </table:table-cell>
          <table:table-cell office:value-type="float" office:value="927" table:style-name="ce36">
            <text:p><text:s text:c="3"/>927</text:p>
          </table:table-cell>
          <table:table-cell office:value-type="float" office:value="31976" table:style-name="ce36">
            <text:p><text:s text:c="2"/>31 976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48523" table:style-name="ce36">
            <text:p><text:s text:c="2"/>48 523</text:p>
          </table:table-cell>
          <table:table-cell office:value-type="float" office:value="2789" table:style-name="ce36">
            <text:p><text:s text:c="2"/>2 789</text:p>
          </table:table-cell>
          <table:table-cell office:value-type="float" office:value="1712" table:style-name="ce36">
            <text:p><text:s text:c="2"/>1 7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230" table:style-name="ce36">
            <text:p><text:s text:c="3"/>230</text:p>
          </table:table-cell>
          <table:table-cell office:value-type="float" office:value="43792" table:style-name="ce36">
            <text:p><text:s text:c="2"/>43 79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48351" table:style-name="ce37">
            <text:p><text:s text:c="2"/>48 351</text:p>
          </table:table-cell>
          <table:table-cell office:value-type="float" office:value="8922" table:style-name="ce37">
            <text:p><text:s text:c="2"/>8 922</text:p>
          </table:table-cell>
          <table:table-cell office:value-type="float" office:value="941" table:style-name="ce37">
            <text:p><text:s text:c="3"/>941</text:p>
          </table:table-cell>
          <table:table-cell office:value-type="float" office:value="108" table:style-name="ce37">
            <text:p><text:s text:c="3"/>1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58" table:style-name="ce37">
            <text:p><text:s text:c="2"/>1 158</text:p>
          </table:table-cell>
          <table:table-cell office:value-type="float" office:value="-66" table:style-name="ce37">
            <text:p><text:s/>(-) <text:s text:c="2"/>66</text:p>
          </table:table-cell>
          <table:table-cell office:value-type="float" office:value="1200" table:style-name="ce37">
            <text:p><text:s text:c="2"/>1 200</text:p>
          </table:table-cell>
          <table:table-cell office:value-type="float" office:value="37288" table:style-name="ce37">
            <text:p><text:s text:c="2"/>37 28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9617" table:style-name="ce37">
            <text:p><text:s text:c="2"/>9 617</text:p>
          </table:table-cell>
          <table:table-cell office:value-type="float" office:value="2669" table:style-name="ce37">
            <text:p><text:s text:c="2"/>2 669</text:p>
          </table:table-cell>
          <table:table-cell office:value-type="float" office:value="461" table:style-name="ce37">
            <text:p><text:s text:c="3"/>4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6362" table:style-name="ce37">
            <text:p><text:s text:c="2"/>6 36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0876" table:style-name="ce37">
            <text:p><text:s text:c="2"/>10 876</text:p>
          </table:table-cell>
          <table:table-cell office:value-type="float" office:value="652" table:style-name="ce37">
            <text:p><text:s text:c="3"/>652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-417" table:style-name="ce37">
            <text:p><text:s/>(-) <text:s text:c="2"/>417</text:p>
          </table:table-cell>
          <table:table-cell office:value-type="float" office:value="-388" table:style-name="ce37">
            <text:p><text:s/>(-) <text:s text:c="2"/>388</text:p>
          </table:table-cell>
          <table:table-cell office:value-type="float" office:value="10482" table:style-name="ce37">
            <text:p><text:s text:c="2"/>10 48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1900" table:style-name="ce37">
            <text:p><text:s text:c="2"/>21 900</text:p>
          </table:table-cell>
          <table:table-cell office:value-type="float" office:value="4707" table:style-name="ce37">
            <text:p><text:s text:c="2"/>4 707</text:p>
          </table:table-cell>
          <table:table-cell office:value-type="float" office:value="418" table:style-name="ce37">
            <text:p><text:s text:c="3"/>418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8" table:style-name="ce37">
            <text:p><text:s text:c="3"/>658</text:p>
          </table:table-cell>
          <table:table-cell office:value-type="float" office:value="311" table:style-name="ce37">
            <text:p><text:s text:c="3"/>311</text:p>
          </table:table-cell>
          <table:table-cell office:value-type="float" office:value="1000" table:style-name="ce37">
            <text:p><text:s text:c="2"/>1 000</text:p>
          </table:table-cell>
          <table:table-cell office:value-type="float" office:value="15775" table:style-name="ce37">
            <text:p><text:s text:c="2"/>15 775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48521" table:style-name="ce37">
            <text:p><text:s text:c="2"/>48 521</text:p>
          </table:table-cell>
          <table:table-cell office:value-type="float" office:value="3836" table:style-name="ce37">
            <text:p><text:s text:c="2"/>3 836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4" table:style-name="ce37">
            <text:p><text:s text:c="3"/>724</text:p>
          </table:table-cell>
          <table:table-cell office:value-type="float" office:value="657" table:style-name="ce37">
            <text:p><text:s text:c="3"/>657</text:p>
          </table:table-cell>
          <table:table-cell office:value-type="float" office:value="1381" table:style-name="ce37">
            <text:p><text:s text:c="2"/>1 381</text:p>
          </table:table-cell>
          <table:table-cell office:value-type="float" office:value="43229" table:style-name="ce37">
            <text:p><text:s text:c="2"/>43 22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19345" table:style-name="ce36">
            <text:p><text:s text:c="2"/>19 345</text:p>
          </table:table-cell>
          <table:table-cell office:value-type="float" office:value="2172" table:style-name="ce36">
            <text:p><text:s text:c="2"/>2 172</text:p>
          </table:table-cell>
          <table:table-cell office:value-type="float" office:value="618" table:style-name="ce36">
            <text:p><text:s text:c="3"/>6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" table:style-name="ce36">
            <text:p><text:s text:c="3"/>173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331" table:style-name="ce36">
            <text:p><text:s text:c="3"/>331</text:p>
          </table:table-cell>
          <table:table-cell office:value-type="float" office:value="16224" table:style-name="ce36">
            <text:p><text:s text:c="2"/>16 22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6381" table:style-name="ce36">
            <text:p><text:s text:c="2"/>6 381</text:p>
          </table:table-cell>
          <table:table-cell office:value-type="float" office:value="375" table:style-name="ce36">
            <text:p><text:s text:c="3"/>37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5871" table:style-name="ce36">
            <text:p><text:s text:c="2"/>5 87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16953" table:style-name="ce36">
            <text:p><text:s text:c="2"/>16 953</text:p>
          </table:table-cell>
          <table:table-cell office:value-type="float" office:value="1185" table:style-name="ce36">
            <text:p><text:s text:c="2"/>1 185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3" table:style-name="ce36">
            <text:p><text:s text:c="3"/>313</text:p>
          </table:table-cell>
          <table:table-cell office:value-type="float" office:value="319" table:style-name="ce36">
            <text:p><text:s text:c="3"/>319</text:p>
          </table:table-cell>
          <table:table-cell office:value-type="float" office:value="632" table:style-name="ce36">
            <text:p><text:s text:c="3"/>632</text:p>
          </table:table-cell>
          <table:table-cell office:value-type="float" office:value="15038" table:style-name="ce36">
            <text:p><text:s text:c="2"/>15 03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3368" table:style-name="ce36">
            <text:p><text:s text:c="2"/>23 368</text:p>
          </table:table-cell>
          <table:table-cell office:value-type="float" office:value="2569" table:style-name="ce36">
            <text:p><text:s text:c="2"/>2 569</text:p>
          </table:table-cell>
          <table:table-cell office:value-type="float" office:value="288" table:style-name="ce36">
            <text:p><text:s text:c="3"/>288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3" table:style-name="ce36">
            <text:p><text:s text:c="2"/>1 273</text:p>
          </table:table-cell>
          <table:table-cell office:value-type="float" office:value="389" table:style-name="ce36">
            <text:p><text:s text:c="3"/>389</text:p>
          </table:table-cell>
          <table:table-cell office:value-type="float" office:value="1705" table:style-name="ce36">
            <text:p><text:s text:c="2"/>1 705</text:p>
          </table:table-cell>
          <table:table-cell office:value-type="float" office:value="18806" table:style-name="ce36">
            <text:p><text:s text:c="2"/>18 806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7960" table:style-name="ce36">
            <text:p><text:s text:c="2"/>7 960</text:p>
          </table:table-cell>
          <table:table-cell office:value-type="float" office:value="1032" table:style-name="ce36">
            <text:p><text:s text:c="2"/>1 032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4" table:style-name="ce36">
            <text:p><text:s text:c="3"/>524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639" table:style-name="ce36">
            <text:p><text:s text:c="3"/>639</text:p>
          </table:table-cell>
          <table:table-cell office:value-type="float" office:value="6251" table:style-name="ce36">
            <text:p><text:s text:c="2"/>6 25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8255" table:style-name="ce37">
            <text:p><text:s text:c="2"/>8 2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4" table:style-name="ce37">
            <text:p><text:s text:c="3"/>5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71" table:style-name="ce37">
            <text:p><text:s text:c="2"/>7 67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1016" table:style-name="ce37">
            <text:p><text:s text:c="2"/>21 016</text:p>
          </table:table-cell>
          <table:table-cell office:value-type="float" office:value="3883" table:style-name="ce37">
            <text:p><text:s text:c="2"/>3 883</text:p>
          </table:table-cell>
          <table:table-cell office:value-type="float" office:value="1194" table:style-name="ce37">
            <text:p><text:s text:c="2"/>1 194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5" table:style-name="ce37">
            <text:p><text:s text:c="3"/>935</text:p>
          </table:table-cell>
          <table:table-cell office:value-type="float" office:value="436" table:style-name="ce37">
            <text:p><text:s text:c="3"/>436</text:p>
          </table:table-cell>
          <table:table-cell office:value-type="float" office:value="1381" table:style-name="ce37">
            <text:p><text:s text:c="2"/>1 381</text:p>
          </table:table-cell>
          <table:table-cell office:value-type="float" office:value="14558" table:style-name="ce37">
            <text:p><text:s text:c="2"/>14 55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38768" table:style-name="ce37">
            <text:p><text:s text:c="2"/>138 7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6" table:style-name="ce37">
            <text:p><text:s text:c="3"/>4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7" table:style-name="ce37">
            <text:p><text:s text:c="2"/>1 837</text:p>
          </table:table-cell>
          <table:table-cell office:value-type="float" office:value="1837" table:style-name="ce37">
            <text:p><text:s text:c="2"/>1 837</text:p>
          </table:table-cell>
          <table:table-cell office:value-type="float" office:value="136465" table:style-name="ce37">
            <text:p><text:s text:c="2"/>136 46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67674" table:style-name="ce37">
            <text:p><text:s text:c="2"/>67 674</text:p>
          </table:table-cell>
          <table:table-cell office:value-type="float" office:value="6081" table:style-name="ce37">
            <text:p><text:s text:c="2"/>6 081</text:p>
          </table:table-cell>
          <table:table-cell office:value-type="float" office:value="1671" table:style-name="ce37">
            <text:p><text:s text:c="2"/>1 6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7" table:style-name="ce37">
            <text:p><text:s text:c="3"/>177</text:p>
          </table:table-cell>
          <table:table-cell office:value-type="float" office:value="177" table:style-name="ce37">
            <text:p><text:s text:c="3"/>177</text:p>
          </table:table-cell>
          <table:table-cell office:value-type="float" office:value="59745" table:style-name="ce37">
            <text:p><text:s text:c="2"/>59 745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5397" table:style-name="ce37">
            <text:p><text:s text:c="2"/>15 397</text:p>
          </table:table-cell>
          <table:table-cell office:value-type="float" office:value="1550" table:style-name="ce37">
            <text:p><text:s text:c="2"/>1 550</text:p>
          </table:table-cell>
          <table:table-cell office:value-type="float" office:value="617" table:style-name="ce37">
            <text:p><text:s text:c="3"/>617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0" table:style-name="ce37">
            <text:p><text:s text:c="3"/>430</text:p>
          </table:table-cell>
          <table:table-cell office:value-type="float" office:value="434" table:style-name="ce37">
            <text:p><text:s text:c="3"/>434</text:p>
          </table:table-cell>
          <table:table-cell office:value-type="float" office:value="12796" table:style-name="ce37">
            <text:p><text:s text:c="2"/>12 79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87644" table:style-name="ce36">
            <text:p><text:s text:c="2"/>87 644</text:p>
          </table:table-cell>
          <table:table-cell office:value-type="float" office:value="15388" table:style-name="ce36">
            <text:p><text:s text:c="2"/>15 388</text:p>
          </table:table-cell>
          <table:table-cell office:value-type="float" office:value="864" table:style-name="ce36">
            <text:p><text:s text:c="3"/>864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79" table:style-name="ce36">
            <text:p><text:s text:c="2"/>5 879</text:p>
          </table:table-cell>
          <table:table-cell office:value-type="float" office:value="1445" table:style-name="ce36">
            <text:p><text:s text:c="2"/>1 445</text:p>
          </table:table-cell>
          <table:table-cell office:value-type="float" office:value="7343" table:style-name="ce36">
            <text:p><text:s text:c="2"/>7 343</text:p>
          </table:table-cell>
          <table:table-cell office:value-type="float" office:value="64049" table:style-name="ce36">
            <text:p><text:s text:c="2"/>64 04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0145" table:style-name="ce36">
            <text:p><text:s text:c="2"/>10 145</text:p>
          </table:table-cell>
          <table:table-cell office:value-type="float" office:value="1232" table:style-name="ce36">
            <text:p><text:s text:c="2"/>1 232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9" table:style-name="ce36">
            <text:p><text:s text:c="3"/>479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629" table:style-name="ce36">
            <text:p><text:s text:c="3"/>629</text:p>
          </table:table-cell>
          <table:table-cell office:value-type="float" office:value="8210" table:style-name="ce36">
            <text:p><text:s text:c="2"/>8 21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31712" table:style-name="ce36">
            <text:p><text:s text:c="2"/>31 712</text:p>
          </table:table-cell>
          <table:table-cell office:value-type="float" office:value="4322" table:style-name="ce36">
            <text:p><text:s text:c="2"/>4 322</text:p>
          </table:table-cell>
          <table:table-cell office:value-type="float" office:value="474" table:style-name="ce36">
            <text:p><text:s text:c="3"/>4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4" table:style-name="ce36">
            <text:p><text:s text:c="2"/>1 664</text:p>
          </table:table-cell>
          <table:table-cell office:value-type="float" office:value="263" table:style-name="ce36">
            <text:p><text:s text:c="3"/>263</text:p>
          </table:table-cell>
          <table:table-cell office:value-type="float" office:value="1927" table:style-name="ce36">
            <text:p><text:s text:c="2"/>1 927</text:p>
          </table:table-cell>
          <table:table-cell office:value-type="float" office:value="24989" table:style-name="ce36">
            <text:p><text:s text:c="2"/>24 98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6721" table:style-name="ce36">
            <text:p><text:s text:c="2"/>6 721</text:p>
          </table:table-cell>
          <table:table-cell office:value-type="float" office:value="1017" table:style-name="ce36">
            <text:p><text:s text:c="2"/>1 017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630" table:style-name="ce36">
            <text:p><text:s text:c="3"/>630</text:p>
          </table:table-cell>
          <table:table-cell office:value-type="float" office:value="212" table:style-name="ce36">
            <text:p><text:s text:c="3"/>212</text:p>
          </table:table-cell>
          <table:table-cell office:value-type="float" office:value="915" table:style-name="ce36">
            <text:p><text:s text:c="3"/>915</text:p>
          </table:table-cell>
          <table:table-cell office:value-type="float" office:value="4736" table:style-name="ce36">
            <text:p><text:s text:c="2"/>4 73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16231" table:style-name="ce36">
            <text:p><text:s text:c="2"/>16 231</text:p>
          </table:table-cell>
          <table:table-cell office:value-type="float" office:value="1965" table:style-name="ce36">
            <text:p><text:s text:c="2"/>1 965</text:p>
          </table:table-cell>
          <table:table-cell office:value-type="float" office:value="376" table:style-name="ce36">
            <text:p><text:s text:c="3"/>3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6" table:style-name="ce36">
            <text:p><text:s text:c="2"/>1 276</text:p>
          </table:table-cell>
          <table:table-cell office:value-type="float" office:value="396" table:style-name="ce36">
            <text:p><text:s text:c="3"/>396</text:p>
          </table:table-cell>
          <table:table-cell office:value-type="float" office:value="1672" table:style-name="ce36">
            <text:p><text:s text:c="2"/>1 672</text:p>
          </table:table-cell>
          <table:table-cell office:value-type="float" office:value="12218" table:style-name="ce36">
            <text:p><text:s text:c="2"/>12 21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39211" table:style-name="ce37">
            <text:p><text:s text:c="2"/>39 211</text:p>
          </table:table-cell>
          <table:table-cell office:value-type="float" office:value="5553" table:style-name="ce37">
            <text:p><text:s text:c="2"/>5 553</text:p>
          </table:table-cell>
          <table:table-cell office:value-type="float" office:value="354" table:style-name="ce37">
            <text:p><text:s text:c="3"/>354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167" table:style-name="ce37">
            <text:p><text:s text:c="3"/>167</text:p>
          </table:table-cell>
          <table:table-cell office:value-type="float" office:value="4216" table:style-name="ce37">
            <text:p><text:s text:c="2"/>4 216</text:p>
          </table:table-cell>
          <table:table-cell office:value-type="float" office:value="916" table:style-name="ce37">
            <text:p><text:s text:c="3"/>916</text:p>
          </table:table-cell>
          <table:table-cell office:value-type="float" office:value="5335" table:style-name="ce37">
            <text:p><text:s text:c="2"/>5 335</text:p>
          </table:table-cell>
          <table:table-cell office:value-type="float" office:value="27969" table:style-name="ce37">
            <text:p><text:s text:c="2"/>27 96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0019" table:style-name="ce38">
            <text:p><text:s text:c="2"/>40 019</text:p>
          </table:table-cell>
          <table:table-cell office:value-type="float" office:value="4822" table:style-name="ce38">
            <text:p><text:s text:c="2"/>4 822</text:p>
          </table:table-cell>
          <table:table-cell office:value-type="float" office:value="1071" table:style-name="ce38">
            <text:p><text:s text:c="2"/>1 071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99" table:style-name="ce38">
            <text:p><text:s text:c="3"/>199</text:p>
          </table:table-cell>
          <table:table-cell office:value-type="float" office:value="1063" table:style-name="ce38">
            <text:p><text:s text:c="2"/>1 063</text:p>
          </table:table-cell>
          <table:table-cell office:value-type="float" office:value="293" table:style-name="ce38">
            <text:p><text:s text:c="3"/>293</text:p>
          </table:table-cell>
          <table:table-cell office:value-type="float" office:value="1557" table:style-name="ce38">
            <text:p><text:s text:c="2"/>1 557</text:p>
          </table:table-cell>
          <table:table-cell office:value-type="float" office:value="32569" table:style-name="ce38">
            <text:p><text:s text:c="2"/>32 56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24556" table:style-name="ce37">
            <text:p><text:s text:c="2"/>24 556</text:p>
          </table:table-cell>
          <table:table-cell office:value-type="float" office:value="5272" table:style-name="ce37">
            <text:p><text:s text:c="2"/>5 272</text:p>
          </table:table-cell>
          <table:table-cell office:value-type="float" office:value="210" table:style-name="ce37">
            <text:p><text:s text:c="3"/>210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13" table:style-name="ce37">
            <text:p><text:s text:c="2"/>2 513</text:p>
          </table:table-cell>
          <table:table-cell office:value-type="float" office:value="432" table:style-name="ce37">
            <text:p><text:s text:c="3"/>432</text:p>
          </table:table-cell>
          <table:table-cell office:value-type="float" office:value="3028" table:style-name="ce37">
            <text:p><text:s text:c="2"/>3 028</text:p>
          </table:table-cell>
          <table:table-cell office:value-type="float" office:value="16046" table:style-name="ce37">
            <text:p><text:s text:c="2"/>16 04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48462" table:style-name="ce37">
            <text:p><text:s text:c="2"/>48 462</text:p>
          </table:table-cell>
          <table:table-cell office:value-type="float" office:value="3886" table:style-name="ce37">
            <text:p><text:s text:c="2"/>3 886</text:p>
          </table:table-cell>
          <table:table-cell office:value-type="float" office:value="1319" table:style-name="ce37">
            <text:p><text:s text:c="2"/>1 319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08" table:style-name="ce37">
            <text:p><text:s text:c="2"/>2 108</text:p>
          </table:table-cell>
          <table:table-cell office:value-type="float" office:value="1249" table:style-name="ce37">
            <text:p><text:s text:c="2"/>1 249</text:p>
          </table:table-cell>
          <table:table-cell office:value-type="float" office:value="3448" table:style-name="ce37">
            <text:p><text:s text:c="2"/>3 448</text:p>
          </table:table-cell>
          <table:table-cell office:value-type="float" office:value="39809" table:style-name="ce37">
            <text:p><text:s text:c="2"/>39 809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0830" table:style-name="ce37">
            <text:p><text:s text:c="2"/>10 830</text:p>
          </table:table-cell>
          <table:table-cell office:value-type="float" office:value="2483" table:style-name="ce37">
            <text:p><text:s text:c="2"/>2 483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1" table:style-name="ce37">
            <text:p><text:s text:c="2"/>1 101</text:p>
          </table:table-cell>
          <table:table-cell office:value-type="float" office:value="189" table:style-name="ce37">
            <text:p><text:s text:c="3"/>189</text:p>
          </table:table-cell>
          <table:table-cell office:value-type="float" office:value="1297" table:style-name="ce37">
            <text:p><text:s text:c="2"/>1 297</text:p>
          </table:table-cell>
          <table:table-cell office:value-type="float" office:value="6916" table:style-name="ce37">
            <text:p><text:s text:c="2"/>6 91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17572" table:style-name="ce36">
            <text:p><text:s text:c="2"/>17 572</text:p>
          </table:table-cell>
          <table:table-cell office:value-type="float" office:value="3991" table:style-name="ce36">
            <text:p><text:s text:c="2"/>3 991</text:p>
          </table:table-cell>
          <table:table-cell office:value-type="float" office:value="269" table:style-name="ce36">
            <text:p><text:s text:c="3"/>269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5" table:style-name="ce36">
            <text:p><text:s text:c="3"/>825</text:p>
          </table:table-cell>
          <table:table-cell office:value-type="float" office:value="379" table:style-name="ce36">
            <text:p><text:s text:c="3"/>379</text:p>
          </table:table-cell>
          <table:table-cell office:value-type="float" office:value="1208" table:style-name="ce36">
            <text:p><text:s text:c="2"/>1 208</text:p>
          </table:table-cell>
          <table:table-cell office:value-type="float" office:value="12104" table:style-name="ce36">
            <text:p><text:s text:c="2"/>12 10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31603" table:style-name="ce36">
            <text:p><text:s text:c="2"/>31 603</text:p>
          </table:table-cell>
          <table:table-cell office:value-type="float" office:value="5524" table:style-name="ce36">
            <text:p><text:s text:c="2"/>5 524</text:p>
          </table:table-cell>
          <table:table-cell office:value-type="float" office:value="523" table:style-name="ce36">
            <text:p><text:s text:c="3"/>523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457" table:style-name="ce36">
            <text:p><text:s text:c="2"/>1 457</text:p>
          </table:table-cell>
          <table:table-cell office:value-type="float" office:value="632" table:style-name="ce36">
            <text:p><text:s text:c="3"/>632</text:p>
          </table:table-cell>
          <table:table-cell office:value-type="float" office:value="2102" table:style-name="ce36">
            <text:p><text:s text:c="2"/>2 102</text:p>
          </table:table-cell>
          <table:table-cell office:value-type="float" office:value="23454" table:style-name="ce36">
            <text:p><text:s text:c="2"/>23 45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22617" table:style-name="ce36">
            <text:p><text:s text:c="2"/>22 617</text:p>
          </table:table-cell>
          <table:table-cell office:value-type="float" office:value="4148" table:style-name="ce36">
            <text:p><text:s text:c="2"/>4 148</text:p>
          </table:table-cell>
          <table:table-cell office:value-type="float" office:value="809" table:style-name="ce36">
            <text:p><text:s text:c="3"/>809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972" table:style-name="ce36">
            <text:p><text:s text:c="3"/>972</text:p>
          </table:table-cell>
          <table:table-cell office:value-type="float" office:value="510" table:style-name="ce36">
            <text:p><text:s text:c="3"/>510</text:p>
          </table:table-cell>
          <table:table-cell office:value-type="float" office:value="1602" table:style-name="ce36">
            <text:p><text:s text:c="2"/>1 602</text:p>
          </table:table-cell>
          <table:table-cell office:value-type="float" office:value="16058" table:style-name="ce36">
            <text:p><text:s text:c="2"/>16 05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00443" table:style-name="ce36">
            <text:p><text:s text:c="2"/>100 443</text:p>
          </table:table-cell>
          <table:table-cell office:value-type="float" office:value="24873" table:style-name="ce36">
            <text:p><text:s text:c="2"/>24 873</text:p>
          </table:table-cell>
          <table:table-cell office:value-type="float" office:value="579" table:style-name="ce36">
            <text:p><text:s text:c="3"/>579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331" table:style-name="ce36">
            <text:p><text:s text:c="3"/>331</text:p>
          </table:table-cell>
          <table:table-cell office:value-type="float" office:value="9216" table:style-name="ce36">
            <text:p><text:s text:c="2"/>9 216</text:p>
          </table:table-cell>
          <table:table-cell office:value-type="float" office:value="1704" table:style-name="ce36">
            <text:p><text:s text:c="2"/>1 704</text:p>
          </table:table-cell>
          <table:table-cell office:value-type="float" office:value="11381" table:style-name="ce36">
            <text:p><text:s text:c="2"/>11 381</text:p>
          </table:table-cell>
          <table:table-cell office:value-type="float" office:value="63610" table:style-name="ce36">
            <text:p><text:s text:c="2"/>63 61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95343" table:style-name="ce36">
            <text:p><text:s text:c="2"/>95 343</text:p>
          </table:table-cell>
          <table:table-cell office:value-type="float" office:value="14702" table:style-name="ce36">
            <text:p><text:s text:c="2"/>14 702</text:p>
          </table:table-cell>
          <table:table-cell office:value-type="float" office:value="1384" table:style-name="ce36">
            <text:p><text:s text:c="2"/>1 384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3822" table:style-name="ce36">
            <text:p><text:s text:c="2"/>3 822</text:p>
          </table:table-cell>
          <table:table-cell office:value-type="float" office:value="9619" table:style-name="ce36">
            <text:p><text:s text:c="2"/>9 619</text:p>
          </table:table-cell>
          <table:table-cell office:value-type="float" office:value="6842" table:style-name="ce36">
            <text:p><text:s text:c="2"/>6 842</text:p>
          </table:table-cell>
          <table:table-cell office:value-type="float" office:value="20445" table:style-name="ce36">
            <text:p><text:s text:c="2"/>20 445</text:p>
          </table:table-cell>
          <table:table-cell office:value-type="float" office:value="58812" table:style-name="ce36">
            <text:p><text:s text:c="2"/>58 81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25953" table:style-name="ce37">
            <text:p><text:s text:c="2"/>25 953</text:p>
          </table:table-cell>
          <table:table-cell office:value-type="float" office:value="1453" table:style-name="ce37">
            <text:p><text:s text:c="2"/>1 453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826" table:style-name="ce37">
            <text:p><text:s text:c="2"/>2 826</text:p>
          </table:table-cell>
          <table:table-cell office:value-type="float" office:value="3198" table:style-name="ce37">
            <text:p><text:s text:c="2"/>3 198</text:p>
          </table:table-cell>
          <table:table-cell office:value-type="float" office:value="755" table:style-name="ce37">
            <text:p><text:s text:c="3"/>755</text:p>
          </table:table-cell>
          <table:table-cell office:value-type="float" office:value="6781" table:style-name="ce37">
            <text:p><text:s text:c="2"/>6 781</text:p>
          </table:table-cell>
          <table:table-cell office:value-type="float" office:value="17692" table:style-name="ce37">
            <text:p><text:s text:c="2"/>17 69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0855" table:style-name="ce37">
            <text:p><text:s text:c="2"/>10 855</text:p>
          </table:table-cell>
          <table:table-cell office:value-type="float" office:value="1034" table:style-name="ce37">
            <text:p><text:s text:c="2"/>1 034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229" table:style-name="ce37">
            <text:p><text:s text:c="3"/>2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1" table:style-name="ce37">
            <text:p><text:s text:c="3"/>291</text:p>
          </table:table-cell>
          <table:table-cell office:value-type="float" office:value="311" table:style-name="ce37">
            <text:p><text:s text:c="3"/>311</text:p>
          </table:table-cell>
          <table:table-cell office:value-type="float" office:value="831" table:style-name="ce37">
            <text:p><text:s text:c="3"/>831</text:p>
          </table:table-cell>
          <table:table-cell office:value-type="float" office:value="8870" table:style-name="ce37">
            <text:p><text:s text:c="2"/>8 87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19798" table:style-name="ce37">
            <text:p><text:s text:c="2"/>19 798</text:p>
          </table:table-cell>
          <table:table-cell office:value-type="float" office:value="2427" table:style-name="ce37">
            <text:p><text:s text:c="2"/>2 427</text:p>
          </table:table-cell>
          <table:table-cell office:value-type="float" office:value="265" table:style-name="ce37">
            <text:p><text:s text:c="3"/>265</text:p>
          </table:table-cell>
          <table:table-cell office:value-type="float" office:value="703" table:style-name="ce37">
            <text:p><text:s text:c="3"/>703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757" table:style-name="ce37">
            <text:p><text:s text:c="3"/>757</text:p>
          </table:table-cell>
          <table:table-cell office:value-type="float" office:value="611" table:style-name="ce37">
            <text:p><text:s text:c="3"/>611</text:p>
          </table:table-cell>
          <table:table-cell office:value-type="float" office:value="2127" table:style-name="ce37">
            <text:p><text:s text:c="2"/>2 127</text:p>
          </table:table-cell>
          <table:table-cell office:value-type="float" office:value="14979" table:style-name="ce37">
            <text:p><text:s text:c="2"/>14 97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0727" table:style-name="ce37">
            <text:p><text:s text:c="2"/>30 727</text:p>
          </table:table-cell>
          <table:table-cell office:value-type="float" office:value="6624" table:style-name="ce37">
            <text:p><text:s text:c="2"/>6 624</text:p>
          </table:table-cell>
          <table:table-cell office:value-type="float" office:value="303" table:style-name="ce37">
            <text:p><text:s text:c="3"/>303</text:p>
          </table:table-cell>
          <table:table-cell office:value-type="float" office:value="344" table:style-name="ce37">
            <text:p><text:s text:c="3"/>344</text:p>
          </table:table-cell>
          <table:table-cell office:value-type="float" office:value="208" table:style-name="ce37">
            <text:p><text:s text:c="3"/>208</text:p>
          </table:table-cell>
          <table:table-cell office:value-type="float" office:value="2972" table:style-name="ce37">
            <text:p><text:s text:c="2"/>2 972</text:p>
          </table:table-cell>
          <table:table-cell office:value-type="float" office:value="595" table:style-name="ce37">
            <text:p><text:s text:c="3"/>595</text:p>
          </table:table-cell>
          <table:table-cell office:value-type="float" office:value="4119" table:style-name="ce37">
            <text:p><text:s text:c="2"/>4 119</text:p>
          </table:table-cell>
          <table:table-cell office:value-type="float" office:value="19681" table:style-name="ce37">
            <text:p><text:s text:c="2"/>19 681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97976" table:style-name="ce38">
            <text:p><text:s text:c="2"/>97 976</text:p>
          </table:table-cell>
          <table:table-cell office:value-type="float" office:value="28833" table:style-name="ce38">
            <text:p><text:s text:c="2"/>28 833</text:p>
          </table:table-cell>
          <table:table-cell office:value-type="float" office:value="817" table:style-name="ce38">
            <text:p><text:s text:c="3"/>817</text:p>
          </table:table-cell>
          <table:table-cell office:value-type="float" office:value="947" table:style-name="ce38">
            <text:p><text:s text:c="3"/>9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222" table:style-name="ce38">
            <text:p><text:s text:c="2"/>12 222</text:p>
          </table:table-cell>
          <table:table-cell office:value-type="float" office:value="1444" table:style-name="ce38">
            <text:p><text:s text:c="2"/>1 444</text:p>
          </table:table-cell>
          <table:table-cell office:value-type="float" office:value="14613" table:style-name="ce38">
            <text:p><text:s text:c="2"/>14 613</text:p>
          </table:table-cell>
          <table:table-cell office:value-type="float" office:value="53713" table:style-name="ce38">
            <text:p><text:s text:c="2"/>53 71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46345" table:style-name="ce36">
            <text:p><text:s text:c="2"/>46 345</text:p>
          </table:table-cell>
          <table:table-cell office:value-type="float" office:value="10461" table:style-name="ce36">
            <text:p><text:s text:c="2"/>10 461</text:p>
          </table:table-cell>
          <table:table-cell office:value-type="float" office:value="503" table:style-name="ce36">
            <text:p><text:s text:c="3"/>503</text:p>
          </table:table-cell>
          <table:table-cell office:value-type="float" office:value="510" table:style-name="ce36">
            <text:p><text:s text:c="3"/>510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5301" table:style-name="ce36">
            <text:p><text:s text:c="2"/>5 301</text:p>
          </table:table-cell>
          <table:table-cell office:value-type="float" office:value="815" table:style-name="ce36">
            <text:p><text:s text:c="3"/>815</text:p>
          </table:table-cell>
          <table:table-cell office:value-type="float" office:value="6810" table:style-name="ce36">
            <text:p><text:s text:c="2"/>6 810</text:p>
          </table:table-cell>
          <table:table-cell office:value-type="float" office:value="28571" table:style-name="ce36">
            <text:p><text:s text:c="2"/>28 57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8595" table:style-name="ce36">
            <text:p><text:s text:c="2"/>28 595</text:p>
          </table:table-cell>
          <table:table-cell office:value-type="float" office:value="4833" table:style-name="ce36">
            <text:p><text:s text:c="2"/>4 833</text:p>
          </table:table-cell>
          <table:table-cell office:value-type="float" office:value="401" table:style-name="ce36">
            <text:p><text:s text:c="3"/>401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1640" table:style-name="ce36">
            <text:p><text:s text:c="2"/>1 640</text:p>
          </table:table-cell>
          <table:table-cell office:value-type="float" office:value="500" table:style-name="ce36">
            <text:p><text:s text:c="3"/>500</text:p>
          </table:table-cell>
          <table:table-cell office:value-type="float" office:value="2398" table:style-name="ce36">
            <text:p><text:s text:c="2"/>2 398</text:p>
          </table:table-cell>
          <table:table-cell office:value-type="float" office:value="20963" table:style-name="ce36">
            <text:p><text:s text:c="2"/>20 96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3563" table:style-name="ce36">
            <text:p><text:s text:c="2"/>13 563</text:p>
          </table:table-cell>
          <table:table-cell office:value-type="float" office:value="1083" table:style-name="ce36">
            <text:p><text:s text:c="2"/>1 083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12103" table:style-name="ce36">
            <text:p><text:s text:c="2"/>12 10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64073" table:style-name="ce36">
            <text:p><text:s text:c="2"/>64 073</text:p>
          </table:table-cell>
          <table:table-cell office:value-type="float" office:value="9898" table:style-name="ce36">
            <text:p><text:s text:c="2"/>9 898</text:p>
          </table:table-cell>
          <table:table-cell office:value-type="float" office:value="808" table:style-name="ce36">
            <text:p><text:s text:c="3"/>808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1247" table:style-name="ce36">
            <text:p><text:s text:c="2"/>1 247</text:p>
          </table:table-cell>
          <table:table-cell office:value-type="float" office:value="3744" table:style-name="ce36">
            <text:p><text:s text:c="2"/>3 744</text:p>
          </table:table-cell>
          <table:table-cell office:value-type="float" office:value="1490" table:style-name="ce36">
            <text:p><text:s text:c="2"/>1 490</text:p>
          </table:table-cell>
          <table:table-cell office:value-type="float" office:value="6617" table:style-name="ce36">
            <text:p><text:s text:c="2"/>6 617</text:p>
          </table:table-cell>
          <table:table-cell office:value-type="float" office:value="46750" table:style-name="ce36">
            <text:p><text:s text:c="2"/>46 75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6551" table:style-name="ce36">
            <text:p><text:s text:c="2"/>26 551</text:p>
          </table:table-cell>
          <table:table-cell office:value-type="float" office:value="5402" table:style-name="ce36">
            <text:p><text:s text:c="2"/>5 402</text:p>
          </table:table-cell>
          <table:table-cell office:value-type="float" office:value="282" table:style-name="ce36">
            <text:p><text:s text:c="3"/>282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54" table:style-name="ce36">
            <text:p><text:s text:c="3"/>154</text:p>
          </table:table-cell>
          <table:table-cell office:value-type="float" office:value="1766" table:style-name="ce36">
            <text:p><text:s text:c="2"/>1 766</text:p>
          </table:table-cell>
          <table:table-cell office:value-type="float" office:value="582" table:style-name="ce36">
            <text:p><text:s text:c="3"/>582</text:p>
          </table:table-cell>
          <table:table-cell office:value-type="float" office:value="2514" table:style-name="ce36">
            <text:p><text:s text:c="2"/>2 514</text:p>
          </table:table-cell>
          <table:table-cell office:value-type="float" office:value="18353" table:style-name="ce36">
            <text:p><text:s text:c="2"/>18 35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13370" table:style-name="ce37">
            <text:p><text:s text:c="2"/>13 370</text:p>
          </table:table-cell>
          <table:table-cell office:value-type="float" office:value="682" table:style-name="ce37">
            <text:p><text:s text:c="3"/>682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67" table:style-name="ce37">
            <text:p><text:s text:c="2"/>1 367</text:p>
          </table:table-cell>
          <table:table-cell office:value-type="float" office:value="1632" table:style-name="ce37">
            <text:p><text:s text:c="2"/>1 632</text:p>
          </table:table-cell>
          <table:table-cell office:value-type="float" office:value="2999" table:style-name="ce37">
            <text:p><text:s text:c="2"/>2 999</text:p>
          </table:table-cell>
          <table:table-cell office:value-type="float" office:value="9563" table:style-name="ce37">
            <text:p><text:s text:c="2"/>9 56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95872" table:style-name="ce37">
            <text:p><text:s text:c="2"/>95 872</text:p>
          </table:table-cell>
          <table:table-cell office:value-type="float" office:value="17612" table:style-name="ce37">
            <text:p><text:s text:c="2"/>17 612</text:p>
          </table:table-cell>
          <table:table-cell office:value-type="float" office:value="647" table:style-name="ce37">
            <text:p><text:s text:c="3"/>6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832" table:style-name="ce37">
            <text:p><text:s text:c="2"/>21 8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832" table:style-name="ce37">
            <text:p><text:s text:c="2"/>21 832</text:p>
          </table:table-cell>
          <table:table-cell office:value-type="float" office:value="55781" table:style-name="ce37">
            <text:p><text:s text:c="2"/>55 781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2160" table:style-name="ce37">
            <text:p><text:s text:c="2"/>12 1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7" table:style-name="ce37">
            <text:p><text:s text:c="3"/>547</text:p>
          </table:table-cell>
          <table:table-cell office:value-type="float" office:value="547" table:style-name="ce37">
            <text:p><text:s text:c="3"/>547</text:p>
          </table:table-cell>
          <table:table-cell office:value-type="float" office:value="11374" table:style-name="ce37">
            <text:p><text:s text:c="2"/>11 37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15756" table:style-name="ce37">
            <text:p><text:s text:c="2"/>15 756</text:p>
          </table:table-cell>
          <table:table-cell office:value-type="float" office:value="723" table:style-name="ce37">
            <text:p><text:s text:c="3"/>723</text:p>
          </table:table-cell>
          <table:table-cell office:value-type="float" office:value="344" table:style-name="ce37">
            <text:p><text:s text:c="3"/>3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5" table:style-name="ce37">
            <text:p><text:s text:c="2"/>1 395</text:p>
          </table:table-cell>
          <table:table-cell office:value-type="float" office:value="1395" table:style-name="ce37">
            <text:p><text:s text:c="2"/>1 395</text:p>
          </table:table-cell>
          <table:table-cell office:value-type="float" office:value="13294" table:style-name="ce37">
            <text:p><text:s text:c="2"/>13 29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88489" table:style-name="ce38">
            <text:p><text:s text:c="2"/>88 489</text:p>
          </table:table-cell>
          <table:table-cell office:value-type="float" office:value="9015" table:style-name="ce38">
            <text:p><text:s text:c="2"/>9 015</text:p>
          </table:table-cell>
          <table:table-cell office:value-type="float" office:value="1074" table:style-name="ce38">
            <text:p><text:s text:c="2"/>1 0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73" table:style-name="ce38">
            <text:p><text:s text:c="2"/>5 3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73" table:style-name="ce38">
            <text:p><text:s text:c="2"/>5 373</text:p>
          </table:table-cell>
          <table:table-cell office:value-type="float" office:value="73027" table:style-name="ce38">
            <text:p><text:s text:c="2"/>73 02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165781" table:style-name="ce36">
            <text:p><text:s text:c="2"/>165 781</text:p>
          </table:table-cell>
          <table:table-cell office:value-type="float" office:value="11767" table:style-name="ce36">
            <text:p><text:s text:c="2"/>11 767</text:p>
          </table:table-cell>
          <table:table-cell office:value-type="float" office:value="853" table:style-name="ce36">
            <text:p><text:s text:c="3"/>853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3852" table:style-name="ce36">
            <text:p><text:s text:c="2"/>3 852</text:p>
          </table:table-cell>
          <table:table-cell office:value-type="float" office:value="31184" table:style-name="ce36">
            <text:p><text:s text:c="2"/>31 184</text:p>
          </table:table-cell>
          <table:table-cell office:value-type="float" office:value="35152" table:style-name="ce36">
            <text:p><text:s text:c="2"/>35 152</text:p>
          </table:table-cell>
          <table:table-cell office:value-type="float" office:value="118009" table:style-name="ce36">
            <text:p><text:s text:c="2"/>118 00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43227" table:style-name="ce36">
            <text:p><text:s text:c="2"/>43 227</text:p>
          </table:table-cell>
          <table:table-cell office:value-type="float" office:value="4164" table:style-name="ce36">
            <text:p><text:s text:c="2"/>4 164</text:p>
          </table:table-cell>
          <table:table-cell office:value-type="float" office:value="524" table:style-name="ce36">
            <text:p><text:s text:c="3"/>524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18" table:style-name="ce36">
            <text:p><text:s text:c="2"/>4 218</text:p>
          </table:table-cell>
          <table:table-cell office:value-type="float" office:value="2127" table:style-name="ce36">
            <text:p><text:s text:c="2"/>2 127</text:p>
          </table:table-cell>
          <table:table-cell office:value-type="float" office:value="6359" table:style-name="ce36">
            <text:p><text:s text:c="2"/>6 359</text:p>
          </table:table-cell>
          <table:table-cell office:value-type="float" office:value="32180" table:style-name="ce36">
            <text:p><text:s text:c="2"/>32 18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43072" table:style-name="ce36">
            <text:p><text:s text:c="2"/>43 072</text:p>
          </table:table-cell>
          <table:table-cell office:value-type="float" office:value="4606" table:style-name="ce36">
            <text:p><text:s text:c="2"/>4 606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559" table:style-name="ce36">
            <text:p><text:s text:c="3"/>559</text:p>
          </table:table-cell>
          <table:table-cell office:value-type="float" office:value="1685" table:style-name="ce36">
            <text:p><text:s text:c="2"/>1 685</text:p>
          </table:table-cell>
          <table:table-cell office:value-type="float" office:value="2409" table:style-name="ce36">
            <text:p><text:s text:c="2"/>2 409</text:p>
          </table:table-cell>
          <table:table-cell office:value-type="float" office:value="35303" table:style-name="ce36">
            <text:p><text:s text:c="2"/>35 30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27565" table:style-name="ce36">
            <text:p><text:s text:c="2"/>27 565</text:p>
          </table:table-cell>
          <table:table-cell office:value-type="float" office:value="2919" table:style-name="ce36">
            <text:p><text:s text:c="2"/>2 919</text:p>
          </table:table-cell>
          <table:table-cell office:value-type="float" office:value="472" table:style-name="ce36">
            <text:p><text:s text:c="3"/>472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0" table:style-name="ce36">
            <text:p><text:s text:c="2"/>1 050</text:p>
          </table:table-cell>
          <table:table-cell office:value-type="float" office:value="750" table:style-name="ce36">
            <text:p><text:s text:c="3"/>750</text:p>
          </table:table-cell>
          <table:table-cell office:value-type="float" office:value="1823" table:style-name="ce36">
            <text:p><text:s text:c="2"/>1 823</text:p>
          </table:table-cell>
          <table:table-cell office:value-type="float" office:value="22351" table:style-name="ce36">
            <text:p><text:s text:c="2"/>22 35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42616" table:style-name="ce36">
            <text:p><text:s text:c="2"/>42 616</text:p>
          </table:table-cell>
          <table:table-cell office:value-type="float" office:value="2779" table:style-name="ce36">
            <text:p><text:s text:c="2"/>2 779</text:p>
          </table:table-cell>
          <table:table-cell office:value-type="float" office:value="659" table:style-name="ce36">
            <text:p><text:s text:c="3"/>659</text:p>
          </table:table-cell>
          <table:table-cell office:value-type="float" office:value="480" table:style-name="ce36">
            <text:p><text:s text:c="3"/>48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686" table:style-name="ce36">
            <text:p><text:s text:c="2"/>1 686</text:p>
          </table:table-cell>
          <table:table-cell office:value-type="float" office:value="2186" table:style-name="ce36">
            <text:p><text:s text:c="2"/>2 186</text:p>
          </table:table-cell>
          <table:table-cell office:value-type="float" office:value="36992" table:style-name="ce36">
            <text:p><text:s text:c="2"/>36 99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45322" table:style-name="ce37">
            <text:p><text:s text:c="2"/>45 322</text:p>
          </table:table-cell>
          <table:table-cell office:value-type="float" office:value="3764" table:style-name="ce37">
            <text:p><text:s text:c="2"/>3 764</text:p>
          </table:table-cell>
          <table:table-cell office:value-type="float" office:value="649" table:style-name="ce37">
            <text:p><text:s text:c="3"/>649</text:p>
          </table:table-cell>
          <table:table-cell office:value-type="float" office:value="1061" table:style-name="ce37">
            <text:p><text:s text:c="2"/>1 061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1519" table:style-name="ce37">
            <text:p><text:s text:c="2"/>1 519</text:p>
          </table:table-cell>
          <table:table-cell office:value-type="float" office:value="2738" table:style-name="ce37">
            <text:p><text:s text:c="2"/>2 738</text:p>
          </table:table-cell>
          <table:table-cell office:value-type="float" office:value="38171" table:style-name="ce37">
            <text:p><text:s text:c="2"/>38 17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8631" table:style-name="ce38">
            <text:p><text:s text:c="2"/>18 631</text:p>
          </table:table-cell>
          <table:table-cell office:value-type="float" office:value="1819" table:style-name="ce38">
            <text:p><text:s text:c="2"/>1 8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66" table:style-name="ce38">
            <text:p><text:s text:c="3"/>666</text:p>
          </table:table-cell>
          <table:table-cell office:value-type="float" office:value="610" table:style-name="ce38">
            <text:p><text:s text:c="3"/>610</text:p>
          </table:table-cell>
          <table:table-cell office:value-type="float" office:value="1382" table:style-name="ce38">
            <text:p><text:s text:c="2"/>1 382</text:p>
          </table:table-cell>
          <table:table-cell office:value-type="float" office:value="15430" table:style-name="ce38">
            <text:p><text:s text:c="2"/>15 43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25626" table:style-name="ce38">
            <text:p><text:s text:c="2"/>25 626</text:p>
          </table:table-cell>
          <table:table-cell office:value-type="float" office:value="2185" table:style-name="ce38">
            <text:p><text:s text:c="2"/>2 185</text:p>
          </table:table-cell>
          <table:table-cell office:value-type="float" office:value="370" table:style-name="ce38">
            <text:p><text:s text:c="3"/>370</text:p>
          </table:table-cell>
          <table:table-cell office:value-type="float" office:value="285" table:style-name="ce38">
            <text:p><text:s text:c="3"/>285</text:p>
          </table:table-cell>
          <table:table-cell office:value-type="float" office:value="291" table:style-name="ce38">
            <text:p><text:s text:c="3"/>291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803" table:style-name="ce38">
            <text:p><text:s text:c="3"/>803</text:p>
          </table:table-cell>
          <table:table-cell office:value-type="float" office:value="1655" table:style-name="ce38">
            <text:p><text:s text:c="2"/>1 655</text:p>
          </table:table-cell>
          <table:table-cell office:value-type="float" office:value="21416" table:style-name="ce38">
            <text:p><text:s text:c="2"/>21 41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1271" table:style-name="ce37">
            <text:p><text:s text:c="2"/>21 271</text:p>
          </table:table-cell>
          <table:table-cell office:value-type="float" office:value="3008" table:style-name="ce37">
            <text:p><text:s text:c="2"/>3 008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250" table:style-name="ce37">
            <text:p><text:s text:c="3"/>250</text:p>
          </table:table-cell>
          <table:table-cell office:value-type="float" office:value="1219" table:style-name="ce37">
            <text:p><text:s text:c="2"/>1 219</text:p>
          </table:table-cell>
          <table:table-cell office:value-type="float" office:value="544" table:style-name="ce37">
            <text:p><text:s text:c="3"/>544</text:p>
          </table:table-cell>
          <table:table-cell office:value-type="float" office:value="2126" table:style-name="ce37">
            <text:p><text:s text:c="2"/>2 126</text:p>
          </table:table-cell>
          <table:table-cell office:value-type="float" office:value="15905" table:style-name="ce37">
            <text:p><text:s text:c="2"/>15 90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68271" table:style-name="ce38">
            <text:p><text:s text:c="2"/>68 271</text:p>
          </table:table-cell>
          <table:table-cell office:value-type="float" office:value="19469" table:style-name="ce38">
            <text:p><text:s text:c="2"/>19 469</text:p>
          </table:table-cell>
          <table:table-cell office:value-type="float" office:value="521" table:style-name="ce38">
            <text:p><text:s text:c="3"/>521</text:p>
          </table:table-cell>
          <table:table-cell office:value-type="float" office:value="176" table:style-name="ce38">
            <text:p><text:s text:c="3"/>176</text:p>
          </table:table-cell>
          <table:table-cell office:value-type="float" office:value="2700" table:style-name="ce38">
            <text:p><text:s text:c="2"/>2 700</text:p>
          </table:table-cell>
          <table:table-cell office:value-type="float" office:value="10680" table:style-name="ce38">
            <text:p><text:s text:c="2"/>10 680</text:p>
          </table:table-cell>
          <table:table-cell office:value-type="float" office:value="1328" table:style-name="ce38">
            <text:p><text:s text:c="2"/>1 328</text:p>
          </table:table-cell>
          <table:table-cell office:value-type="float" office:value="14884" table:style-name="ce38">
            <text:p><text:s text:c="2"/>14 884</text:p>
          </table:table-cell>
          <table:table-cell office:value-type="float" office:value="33397" table:style-name="ce38">
            <text:p><text:s text:c="2"/>33 39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94962" table:style-name="ce36">
            <text:p><text:s text:c="2"/>94 962</text:p>
          </table:table-cell>
          <table:table-cell office:value-type="float" office:value="23121" table:style-name="ce36">
            <text:p><text:s text:c="2"/>23 121</text:p>
          </table:table-cell>
          <table:table-cell office:value-type="float" office:value="921" table:style-name="ce36">
            <text:p><text:s text:c="3"/>921</text:p>
          </table:table-cell>
          <table:table-cell office:value-type="float" office:value="350" table:style-name="ce36">
            <text:p><text:s text:c="3"/>3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77" table:style-name="ce36">
            <text:p><text:s text:c="2"/>12 577</text:p>
          </table:table-cell>
          <table:table-cell office:value-type="float" office:value="1619" table:style-name="ce36">
            <text:p><text:s text:c="2"/>1 619</text:p>
          </table:table-cell>
          <table:table-cell office:value-type="float" office:value="14546" table:style-name="ce36">
            <text:p><text:s text:c="2"/>14 546</text:p>
          </table:table-cell>
          <table:table-cell office:value-type="float" office:value="56374" table:style-name="ce36">
            <text:p><text:s text:c="2"/>56 37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32018" table:style-name="ce36">
            <text:p><text:s text:c="2"/>32 018</text:p>
          </table:table-cell>
          <table:table-cell office:value-type="float" office:value="3289" table:style-name="ce36">
            <text:p><text:s text:c="2"/>3 289</text:p>
          </table:table-cell>
          <table:table-cell office:value-type="float" office:value="398" table:style-name="ce36">
            <text:p><text:s text:c="3"/>398</text:p>
          </table:table-cell>
          <table:table-cell office:value-type="float" office:value="516" table:style-name="ce36">
            <text:p><text:s text:c="3"/>516</text:p>
          </table:table-cell>
          <table:table-cell office:value-type="float" office:value="682" table:style-name="ce36">
            <text:p><text:s text:c="3"/>682</text:p>
          </table:table-cell>
          <table:table-cell office:value-type="float" office:value="1132" table:style-name="ce36">
            <text:p><text:s text:c="2"/>1 132</text:p>
          </table:table-cell>
          <table:table-cell office:value-type="float" office:value="948" table:style-name="ce36">
            <text:p><text:s text:c="3"/>948</text:p>
          </table:table-cell>
          <table:table-cell office:value-type="float" office:value="3278" table:style-name="ce36">
            <text:p><text:s text:c="2"/>3 278</text:p>
          </table:table-cell>
          <table:table-cell office:value-type="float" office:value="25053" table:style-name="ce36">
            <text:p><text:s text:c="2"/>25 05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69740" table:style-name="ce36">
            <text:p><text:s text:c="2"/>69 740</text:p>
          </table:table-cell>
          <table:table-cell office:value-type="float" office:value="7300" table:style-name="ce36">
            <text:p><text:s text:c="2"/>7 300</text:p>
          </table:table-cell>
          <table:table-cell office:value-type="float" office:value="1016" table:style-name="ce36">
            <text:p><text:s text:c="2"/>1 016</text:p>
          </table:table-cell>
          <table:table-cell office:value-type="float" office:value="453" table:style-name="ce36">
            <text:p><text:s text:c="3"/>453</text:p>
          </table:table-cell>
          <table:table-cell office:value-type="float" office:value="1208" table:style-name="ce36">
            <text:p><text:s text:c="2"/>1 208</text:p>
          </table:table-cell>
          <table:table-cell office:value-type="float" office:value="2113" table:style-name="ce36">
            <text:p><text:s text:c="2"/>2 113</text:p>
          </table:table-cell>
          <table:table-cell office:value-type="float" office:value="1898" table:style-name="ce36">
            <text:p><text:s text:c="2"/>1 898</text:p>
          </table:table-cell>
          <table:table-cell office:value-type="float" office:value="5672" table:style-name="ce36">
            <text:p><text:s text:c="2"/>5 672</text:p>
          </table:table-cell>
          <table:table-cell office:value-type="float" office:value="55752" table:style-name="ce36">
            <text:p><text:s text:c="2"/>55 75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8075" table:style-name="ce36">
            <text:p><text:s text:c="2"/>18 075</text:p>
          </table:table-cell>
          <table:table-cell office:value-type="float" office:value="1380" table:style-name="ce36">
            <text:p><text:s text:c="2"/>1 380</text:p>
          </table:table-cell>
          <table:table-cell office:value-type="float" office:value="383" table:style-name="ce36">
            <text:p><text:s text:c="3"/>383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0" table:style-name="ce36">
            <text:p><text:s text:c="2"/>1 030</text:p>
          </table:table-cell>
          <table:table-cell office:value-type="float" office:value="462" table:style-name="ce36">
            <text:p><text:s text:c="3"/>462</text:p>
          </table:table-cell>
          <table:table-cell office:value-type="float" office:value="1504" table:style-name="ce36">
            <text:p><text:s text:c="2"/>1 504</text:p>
          </table:table-cell>
          <table:table-cell office:value-type="float" office:value="14808" table:style-name="ce36">
            <text:p><text:s text:c="2"/>14 8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3259" table:style-name="ce36">
            <text:p><text:s text:c="2"/>23 259</text:p>
          </table:table-cell>
          <table:table-cell office:value-type="float" office:value="1850" table:style-name="ce36">
            <text:p><text:s text:c="2"/>1 850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3" table:style-name="ce36">
            <text:p><text:s text:c="2"/>1 833</text:p>
          </table:table-cell>
          <table:table-cell office:value-type="float" office:value="592" table:style-name="ce36">
            <text:p><text:s text:c="3"/>592</text:p>
          </table:table-cell>
          <table:table-cell office:value-type="float" office:value="2443" table:style-name="ce36">
            <text:p><text:s text:c="2"/>2 443</text:p>
          </table:table-cell>
          <table:table-cell office:value-type="float" office:value="18677" table:style-name="ce36">
            <text:p><text:s text:c="2"/>18 67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52208" table:style-name="ce38">
            <text:p><text:s text:c="2"/>52 208</text:p>
          </table:table-cell>
          <table:table-cell office:value-type="float" office:value="8153" table:style-name="ce38">
            <text:p><text:s text:c="2"/>8 153</text:p>
          </table:table-cell>
          <table:table-cell office:value-type="float" office:value="778" table:style-name="ce38">
            <text:p><text:s text:c="3"/>778</text:p>
          </table:table-cell>
          <table:table-cell office:value-type="float" office:value="386" table:style-name="ce38">
            <text:p><text:s text:c="3"/>386</text:p>
          </table:table-cell>
          <table:table-cell office:value-type="float" office:value="306" table:style-name="ce38">
            <text:p><text:s text:c="3"/>306</text:p>
          </table:table-cell>
          <table:table-cell office:value-type="float" office:value="3020" table:style-name="ce38">
            <text:p><text:s text:c="2"/>3 020</text:p>
          </table:table-cell>
          <table:table-cell office:value-type="float" office:value="1219" table:style-name="ce38">
            <text:p><text:s text:c="2"/>1 219</text:p>
          </table:table-cell>
          <table:table-cell office:value-type="float" office:value="4931" table:style-name="ce38">
            <text:p><text:s text:c="2"/>4 931</text:p>
          </table:table-cell>
          <table:table-cell office:value-type="float" office:value="38346" table:style-name="ce38">
            <text:p><text:s text:c="2"/>38 34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1336" table:style-name="ce37">
            <text:p><text:s text:c="2"/>11 336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317" table:style-name="ce37">
            <text:p><text:s text:c="3"/>317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1" table:style-name="ce37">
            <text:p><text:s text:c="3"/>181</text:p>
          </table:table-cell>
          <table:table-cell office:value-type="float" office:value="205" table:style-name="ce37">
            <text:p><text:s text:c="3"/>205</text:p>
          </table:table-cell>
          <table:table-cell office:value-type="float" office:value="10797" table:style-name="ce37">
            <text:p><text:s text:c="2"/>10 79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5763" table:style-name="ce37">
            <text:p><text:s text:c="2"/>105 763</text:p>
          </table:table-cell>
          <table:table-cell office:value-type="float" office:value="8317" table:style-name="ce37">
            <text:p><text:s text:c="2"/>8 317</text:p>
          </table:table-cell>
          <table:table-cell office:value-type="float" office:value="2074" table:style-name="ce37">
            <text:p><text:s text:c="2"/>2 074</text:p>
          </table:table-cell>
          <table:table-cell office:value-type="float" office:value="846" table:style-name="ce37">
            <text:p><text:s text:c="3"/>846</text:p>
          </table:table-cell>
          <table:table-cell office:value-type="float" office:value="284" table:style-name="ce37">
            <text:p><text:s text:c="3"/>284</text:p>
          </table:table-cell>
          <table:table-cell office:value-type="float" office:value="1489" table:style-name="ce37">
            <text:p><text:s text:c="2"/>1 489</text:p>
          </table:table-cell>
          <table:table-cell office:value-type="float" office:value="2941" table:style-name="ce37">
            <text:p><text:s text:c="2"/>2 941</text:p>
          </table:table-cell>
          <table:table-cell office:value-type="float" office:value="5560" table:style-name="ce37">
            <text:p><text:s text:c="2"/>5 560</text:p>
          </table:table-cell>
          <table:table-cell office:value-type="float" office:value="89812" table:style-name="ce37">
            <text:p><text:s text:c="2"/>89 812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46489" table:style-name="ce37">
            <text:p><text:s text:c="2"/>46 489</text:p>
          </table:table-cell>
          <table:table-cell office:value-type="float" office:value="5599" table:style-name="ce37">
            <text:p><text:s text:c="2"/>5 599</text:p>
          </table:table-cell>
          <table:table-cell office:value-type="float" office:value="683" table:style-name="ce37">
            <text:p><text:s text:c="3"/>683</text:p>
          </table:table-cell>
          <table:table-cell office:value-type="float" office:value="154" table:style-name="ce37">
            <text:p><text:s text:c="3"/>154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742" table:style-name="ce37">
            <text:p><text:s text:c="3"/>742</text:p>
          </table:table-cell>
          <table:table-cell office:value-type="float" office:value="1206" table:style-name="ce37">
            <text:p><text:s text:c="2"/>1 206</text:p>
          </table:table-cell>
          <table:table-cell office:value-type="float" office:value="2208" table:style-name="ce37">
            <text:p><text:s text:c="2"/>2 208</text:p>
          </table:table-cell>
          <table:table-cell office:value-type="float" office:value="37999" table:style-name="ce37">
            <text:p><text:s text:c="2"/>37 99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8541" table:style-name="ce37">
            <text:p><text:s text:c="2"/>8 541</text:p>
          </table:table-cell>
          <table:table-cell office:value-type="float" office:value="1712" table:style-name="ce37">
            <text:p><text:s text:c="2"/>1 712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216" table:style-name="ce37">
            <text:p><text:s text:c="3"/>216</text:p>
          </table:table-cell>
          <table:table-cell office:value-type="float" office:value="339" table:style-name="ce37">
            <text:p><text:s text:c="3"/>339</text:p>
          </table:table-cell>
          <table:table-cell office:value-type="float" office:value="6373" table:style-name="ce37">
            <text:p><text:s text:c="2"/>6 37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14451" table:style-name="ce36">
            <text:p><text:s text:c="2"/>114 451</text:p>
          </table:table-cell>
          <table:table-cell office:value-type="float" office:value="13888" table:style-name="ce36">
            <text:p><text:s text:c="2"/>13 888</text:p>
          </table:table-cell>
          <table:table-cell office:value-type="float" office:value="1281" table:style-name="ce36">
            <text:p><text:s text:c="2"/>1 281</text:p>
          </table:table-cell>
          <table:table-cell office:value-type="float" office:value="995" table:style-name="ce36">
            <text:p><text:s text:c="3"/>995</text:p>
          </table:table-cell>
          <table:table-cell office:value-type="float" office:value="1750" table:style-name="ce36">
            <text:p><text:s text:c="2"/>1 750</text:p>
          </table:table-cell>
          <table:table-cell office:value-type="float" office:value="3997" table:style-name="ce36">
            <text:p><text:s text:c="2"/>3 997</text:p>
          </table:table-cell>
          <table:table-cell office:value-type="float" office:value="3005" table:style-name="ce36">
            <text:p><text:s text:c="2"/>3 005</text:p>
          </table:table-cell>
          <table:table-cell office:value-type="float" office:value="9747" table:style-name="ce36">
            <text:p><text:s text:c="2"/>9 747</text:p>
          </table:table-cell>
          <table:table-cell office:value-type="float" office:value="89535" table:style-name="ce36">
            <text:p><text:s text:c="2"/>89 53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7438" table:style-name="ce36">
            <text:p><text:s text:c="2"/>17 438</text:p>
          </table:table-cell>
          <table:table-cell office:value-type="float" office:value="1306" table:style-name="ce36">
            <text:p><text:s text:c="2"/>1 306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854" table:style-name="ce36">
            <text:p><text:s text:c="3"/>854</text:p>
          </table:table-cell>
          <table:table-cell office:value-type="float" office:value="1068" table:style-name="ce36">
            <text:p><text:s text:c="2"/>1 068</text:p>
          </table:table-cell>
          <table:table-cell office:value-type="float" office:value="14832" table:style-name="ce36">
            <text:p><text:s text:c="2"/>14 83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47441" table:style-name="ce36">
            <text:p><text:s text:c="2"/>47 441</text:p>
          </table:table-cell>
          <table:table-cell office:value-type="float" office:value="8194" table:style-name="ce36">
            <text:p><text:s text:c="2"/>8 194</text:p>
          </table:table-cell>
          <table:table-cell office:value-type="float" office:value="509" table:style-name="ce36">
            <text:p><text:s text:c="3"/>509</text:p>
          </table:table-cell>
          <table:table-cell office:value-type="float" office:value="530" table:style-name="ce36">
            <text:p><text:s text:c="3"/>530</text:p>
          </table:table-cell>
          <table:table-cell office:value-type="float" office:value="1733" table:style-name="ce36">
            <text:p><text:s text:c="2"/>1 733</text:p>
          </table:table-cell>
          <table:table-cell office:value-type="float" office:value="2547" table:style-name="ce36">
            <text:p><text:s text:c="2"/>2 547</text:p>
          </table:table-cell>
          <table:table-cell office:value-type="float" office:value="1419" table:style-name="ce36">
            <text:p><text:s text:c="2"/>1 419</text:p>
          </table:table-cell>
          <table:table-cell office:value-type="float" office:value="6229" table:style-name="ce36">
            <text:p><text:s text:c="2"/>6 229</text:p>
          </table:table-cell>
          <table:table-cell office:value-type="float" office:value="32509" table:style-name="ce36">
            <text:p><text:s text:c="2"/>32 50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81118" table:style-name="ce36">
            <text:p><text:s text:c="2"/>81 118</text:p>
          </table:table-cell>
          <table:table-cell office:value-type="float" office:value="15690" table:style-name="ce36">
            <text:p><text:s text:c="2"/>15 690</text:p>
          </table:table-cell>
          <table:table-cell office:value-type="float" office:value="846" table:style-name="ce36">
            <text:p><text:s text:c="3"/>846</text:p>
          </table:table-cell>
          <table:table-cell office:value-type="float" office:value="1113" table:style-name="ce36">
            <text:p><text:s text:c="2"/>1 113</text:p>
          </table:table-cell>
          <table:table-cell office:value-type="float" office:value="3945" table:style-name="ce36">
            <text:p><text:s text:c="2"/>3 945</text:p>
          </table:table-cell>
          <table:table-cell office:value-type="float" office:value="5711" table:style-name="ce36">
            <text:p><text:s text:c="2"/>5 711</text:p>
          </table:table-cell>
          <table:table-cell office:value-type="float" office:value="2358" table:style-name="ce36">
            <text:p><text:s text:c="2"/>2 358</text:p>
          </table:table-cell>
          <table:table-cell office:value-type="float" office:value="13127" table:style-name="ce36">
            <text:p><text:s text:c="2"/>13 127</text:p>
          </table:table-cell>
          <table:table-cell office:value-type="float" office:value="51455" table:style-name="ce36">
            <text:p><text:s text:c="2"/>51 45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28047" table:style-name="ce36">
            <text:p><text:s text:c="2"/>28 047</text:p>
          </table:table-cell>
          <table:table-cell office:value-type="float" office:value="5025" table:style-name="ce36">
            <text:p><text:s text:c="2"/>5 025</text:p>
          </table:table-cell>
          <table:table-cell office:value-type="float" office:value="330" table:style-name="ce36">
            <text:p><text:s text:c="3"/>330</text:p>
          </table:table-cell>
          <table:table-cell office:value-type="float" office:value="476" table:style-name="ce36">
            <text:p><text:s text:c="3"/>476</text:p>
          </table:table-cell>
          <table:table-cell office:value-type="float" office:value="597" table:style-name="ce36">
            <text:p><text:s text:c="3"/>597</text:p>
          </table:table-cell>
          <table:table-cell office:value-type="float" office:value="1082" table:style-name="ce36">
            <text:p><text:s text:c="2"/>1 082</text:p>
          </table:table-cell>
          <table:table-cell office:value-type="float" office:value="1037" table:style-name="ce36">
            <text:p><text:s text:c="2"/>1 037</text:p>
          </table:table-cell>
          <table:table-cell office:value-type="float" office:value="3192" table:style-name="ce36">
            <text:p><text:s text:c="2"/>3 192</text:p>
          </table:table-cell>
          <table:table-cell office:value-type="float" office:value="19500" table:style-name="ce36">
            <text:p><text:s text:c="2"/>19 50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68794" table:style-name="ce37">
            <text:p><text:s text:c="2"/>68 794</text:p>
          </table:table-cell>
          <table:table-cell office:value-type="float" office:value="7857" table:style-name="ce37">
            <text:p><text:s text:c="2"/>7 857</text:p>
          </table:table-cell>
          <table:table-cell office:value-type="float" office:value="837" table:style-name="ce37">
            <text:p><text:s text:c="3"/>837</text:p>
          </table:table-cell>
          <table:table-cell office:value-type="float" office:value="1495" table:style-name="ce37">
            <text:p><text:s text:c="2"/>1 495</text:p>
          </table:table-cell>
          <table:table-cell office:value-type="float" office:value="1275" table:style-name="ce37">
            <text:p><text:s text:c="2"/>1 275</text:p>
          </table:table-cell>
          <table:table-cell office:value-type="float" office:value="2252" table:style-name="ce37">
            <text:p><text:s text:c="2"/>2 252</text:p>
          </table:table-cell>
          <table:table-cell office:value-type="float" office:value="2171" table:style-name="ce37">
            <text:p><text:s text:c="2"/>2 171</text:p>
          </table:table-cell>
          <table:table-cell office:value-type="float" office:value="7193" table:style-name="ce37">
            <text:p><text:s text:c="2"/>7 193</text:p>
          </table:table-cell>
          <table:table-cell office:value-type="float" office:value="52907" table:style-name="ce37">
            <text:p><text:s text:c="2"/>52 90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36012" table:style-name="ce38">
            <text:p><text:s text:c="2"/>36 012</text:p>
          </table:table-cell>
          <table:table-cell office:value-type="float" office:value="9089" table:style-name="ce38">
            <text:p><text:s text:c="2"/>9 089</text:p>
          </table:table-cell>
          <table:table-cell office:value-type="float" office:value="353" table:style-name="ce38">
            <text:p><text:s text:c="3"/>353</text:p>
          </table:table-cell>
          <table:table-cell office:value-type="float" office:value="277" table:style-name="ce38">
            <text:p><text:s text:c="3"/>277</text:p>
          </table:table-cell>
          <table:table-cell office:value-type="float" office:value="1605" table:style-name="ce38">
            <text:p><text:s text:c="2"/>1 605</text:p>
          </table:table-cell>
          <table:table-cell office:value-type="float" office:value="4867" table:style-name="ce38">
            <text:p><text:s text:c="2"/>4 867</text:p>
          </table:table-cell>
          <table:table-cell office:value-type="float" office:value="677" table:style-name="ce38">
            <text:p><text:s text:c="3"/>677</text:p>
          </table:table-cell>
          <table:table-cell office:value-type="float" office:value="7426" table:style-name="ce38">
            <text:p><text:s text:c="2"/>7 426</text:p>
          </table:table-cell>
          <table:table-cell office:value-type="float" office:value="19144" table:style-name="ce38">
            <text:p><text:s text:c="2"/>19 14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25552" table:style-name="ce38">
            <text:p><text:s text:c="2"/>25 552</text:p>
          </table:table-cell>
          <table:table-cell office:value-type="float" office:value="4576" table:style-name="ce38">
            <text:p><text:s text:c="2"/>4 576</text:p>
          </table:table-cell>
          <table:table-cell office:value-type="float" office:value="291" table:style-name="ce38">
            <text:p><text:s text:c="3"/>291</text:p>
          </table:table-cell>
          <table:table-cell office:value-type="float" office:value="117" table:style-name="ce38">
            <text:p><text:s text:c="3"/>117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940" table:style-name="ce38">
            <text:p><text:s text:c="3"/>940</text:p>
          </table:table-cell>
          <table:table-cell office:value-type="float" office:value="601" table:style-name="ce38">
            <text:p><text:s text:c="3"/>601</text:p>
          </table:table-cell>
          <table:table-cell office:value-type="float" office:value="1719" table:style-name="ce38">
            <text:p><text:s text:c="2"/>1 719</text:p>
          </table:table-cell>
          <table:table-cell office:value-type="float" office:value="18966" table:style-name="ce38">
            <text:p><text:s text:c="2"/>18 96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7021" table:style-name="ce37">
            <text:p><text:s text:c="2"/>27 021</text:p>
          </table:table-cell>
          <table:table-cell office:value-type="float" office:value="3825" table:style-name="ce37">
            <text:p><text:s text:c="2"/>3 825</text:p>
          </table:table-cell>
          <table:table-cell office:value-type="float" office:value="272" table:style-name="ce37">
            <text:p><text:s text:c="3"/>272</text:p>
          </table:table-cell>
          <table:table-cell office:value-type="float" office:value="341" table:style-name="ce37">
            <text:p><text:s text:c="3"/>341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38" table:style-name="ce37">
            <text:p><text:s text:c="3"/>738</text:p>
          </table:table-cell>
          <table:table-cell office:value-type="float" office:value="1163" table:style-name="ce37">
            <text:p><text:s text:c="2"/>1 163</text:p>
          </table:table-cell>
          <table:table-cell office:value-type="float" office:value="21761" table:style-name="ce37">
            <text:p><text:s text:c="2"/>21 76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35842" table:style-name="ce38">
            <text:p><text:s text:c="2"/>135 842</text:p>
          </table:table-cell>
          <table:table-cell office:value-type="float" office:value="16206" table:style-name="ce38">
            <text:p><text:s text:c="2"/>16 206</text:p>
          </table:table-cell>
          <table:table-cell office:value-type="float" office:value="1660" table:style-name="ce38">
            <text:p><text:s text:c="2"/>1 660</text:p>
          </table:table-cell>
          <table:table-cell office:value-type="float" office:value="2858" table:style-name="ce38">
            <text:p><text:s text:c="2"/>2 858</text:p>
          </table:table-cell>
          <table:table-cell office:value-type="float" office:value="827" table:style-name="ce38">
            <text:p><text:s text:c="3"/>827</text:p>
          </table:table-cell>
          <table:table-cell office:value-type="float" office:value="1745" table:style-name="ce38">
            <text:p><text:s text:c="2"/>1 745</text:p>
          </table:table-cell>
          <table:table-cell office:value-type="float" office:value="4688" table:style-name="ce38">
            <text:p><text:s text:c="2"/>4 688</text:p>
          </table:table-cell>
          <table:table-cell office:value-type="float" office:value="10118" table:style-name="ce38">
            <text:p><text:s text:c="2"/>10 118</text:p>
          </table:table-cell>
          <table:table-cell office:value-type="float" office:value="107858" table:style-name="ce38">
            <text:p><text:s text:c="2"/>107 85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86668" table:style-name="ce36">
            <text:p><text:s text:c="2"/>186 668</text:p>
          </table:table-cell>
          <table:table-cell office:value-type="float" office:value="34357" table:style-name="ce36">
            <text:p><text:s text:c="2"/>34 357</text:p>
          </table:table-cell>
          <table:table-cell office:value-type="float" office:value="2356" table:style-name="ce36">
            <text:p><text:s text:c="2"/>2 356</text:p>
          </table:table-cell>
          <table:table-cell office:value-type="float" office:value="3250" table:style-name="ce36">
            <text:p><text:s text:c="2"/>3 250</text:p>
          </table:table-cell>
          <table:table-cell office:value-type="float" office:value="6688" table:style-name="ce36">
            <text:p><text:s text:c="2"/>6 688</text:p>
          </table:table-cell>
          <table:table-cell office:value-type="float" office:value="13643" table:style-name="ce36">
            <text:p><text:s text:c="2"/>13 643</text:p>
          </table:table-cell>
          <table:table-cell office:value-type="float" office:value="4643" table:style-name="ce36">
            <text:p><text:s text:c="2"/>4 643</text:p>
          </table:table-cell>
          <table:table-cell office:value-type="float" office:value="28224" table:style-name="ce36">
            <text:p><text:s text:c="2"/>28 224</text:p>
          </table:table-cell>
          <table:table-cell office:value-type="float" office:value="121731" table:style-name="ce36">
            <text:p><text:s text:c="2"/>121 73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75853" table:style-name="ce36">
            <text:p><text:s text:c="2"/>75 853</text:p>
          </table:table-cell>
          <table:table-cell office:value-type="float" office:value="11160" table:style-name="ce36">
            <text:p><text:s text:c="2"/>11 160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316" table:style-name="ce36">
            <text:p><text:s text:c="3"/>316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886" table:style-name="ce36">
            <text:p><text:s text:c="3"/>886</text:p>
          </table:table-cell>
          <table:table-cell office:value-type="float" office:value="1863" table:style-name="ce36">
            <text:p><text:s text:c="2"/>1 863</text:p>
          </table:table-cell>
          <table:table-cell office:value-type="float" office:value="3262" table:style-name="ce36">
            <text:p><text:s text:c="2"/>3 262</text:p>
          </table:table-cell>
          <table:table-cell office:value-type="float" office:value="61298" table:style-name="ce36">
            <text:p><text:s text:c="2"/>61 298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10675" table:style-name="ce36">
            <text:p><text:s text:c="2"/>110 675</text:p>
          </table:table-cell>
          <table:table-cell office:value-type="float" office:value="12247" table:style-name="ce36">
            <text:p><text:s text:c="2"/>12 247</text:p>
          </table:table-cell>
          <table:table-cell office:value-type="float" office:value="767" table:style-name="ce36">
            <text:p><text:s text:c="3"/>767</text:p>
          </table:table-cell>
          <table:table-cell office:value-type="float" office:value="1240" table:style-name="ce36">
            <text:p><text:s text:c="2"/>1 240</text:p>
          </table:table-cell>
          <table:table-cell office:value-type="float" office:value="1102" table:style-name="ce36">
            <text:p><text:s text:c="2"/>1 102</text:p>
          </table:table-cell>
          <table:table-cell office:value-type="float" office:value="793" table:style-name="ce36">
            <text:p><text:s text:c="3"/>793</text:p>
          </table:table-cell>
          <table:table-cell office:value-type="float" office:value="3142" table:style-name="ce36">
            <text:p><text:s text:c="2"/>3 142</text:p>
          </table:table-cell>
          <table:table-cell office:value-type="float" office:value="6277" table:style-name="ce36">
            <text:p><text:s text:c="2"/>6 277</text:p>
          </table:table-cell>
          <table:table-cell office:value-type="float" office:value="91384" table:style-name="ce36">
            <text:p><text:s text:c="2"/>91 38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60572" table:style-name="ce36">
            <text:p><text:s text:c="2"/>60 572</text:p>
          </table:table-cell>
          <table:table-cell office:value-type="float" office:value="7139" table:style-name="ce36">
            <text:p><text:s text:c="2"/>7 139</text:p>
          </table:table-cell>
          <table:table-cell office:value-type="float" office:value="480" table:style-name="ce36">
            <text:p><text:s text:c="3"/>480</text:p>
          </table:table-cell>
          <table:table-cell office:value-type="float" office:value="295" table:style-name="ce36">
            <text:p><text:s text:c="3"/>295</text:p>
          </table:table-cell>
          <table:table-cell office:value-type="float" office:value="2283" table:style-name="ce36">
            <text:p><text:s text:c="2"/>2 283</text:p>
          </table:table-cell>
          <table:table-cell office:value-type="float" office:value="2378" table:style-name="ce36">
            <text:p><text:s text:c="2"/>2 378</text:p>
          </table:table-cell>
          <table:table-cell office:value-type="float" office:value="1043" table:style-name="ce36">
            <text:p><text:s text:c="2"/>1 043</text:p>
          </table:table-cell>
          <table:table-cell office:value-type="float" office:value="5999" table:style-name="ce36">
            <text:p><text:s text:c="2"/>5 999</text:p>
          </table:table-cell>
          <table:table-cell office:value-type="float" office:value="46954" table:style-name="ce36">
            <text:p><text:s text:c="2"/>46 95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56091" table:style-name="ce36">
            <text:p><text:s text:c="2"/>56 091</text:p>
          </table:table-cell>
          <table:table-cell office:value-type="float" office:value="18446" table:style-name="ce36">
            <text:p><text:s text:c="2"/>18 446</text:p>
          </table:table-cell>
          <table:table-cell office:value-type="float" office:value="501" table:style-name="ce36">
            <text:p><text:s text:c="3"/>501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606" table:style-name="ce36">
            <text:p><text:s text:c="3"/>606</text:p>
          </table:table-cell>
          <table:table-cell office:value-type="float" office:value="4353" table:style-name="ce36">
            <text:p><text:s text:c="2"/>4 353</text:p>
          </table:table-cell>
          <table:table-cell office:value-type="float" office:value="856" table:style-name="ce36">
            <text:p><text:s text:c="3"/>856</text:p>
          </table:table-cell>
          <table:table-cell office:value-type="float" office:value="5941" table:style-name="ce36">
            <text:p><text:s text:c="2"/>5 941</text:p>
          </table:table-cell>
          <table:table-cell office:value-type="float" office:value="31203" table:style-name="ce36">
            <text:p><text:s text:c="2"/>31 20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59363" table:style-name="ce37">
            <text:p><text:s text:c="2"/>59 363</text:p>
          </table:table-cell>
          <table:table-cell office:value-type="float" office:value="22208" table:style-name="ce37">
            <text:p><text:s text:c="2"/>22 208</text:p>
          </table:table-cell>
          <table:table-cell office:value-type="float" office:value="501" table:style-name="ce37">
            <text:p><text:s text:c="3"/>501</text:p>
          </table:table-cell>
          <table:table-cell office:value-type="float" office:value="744" table:style-name="ce37">
            <text:p><text:s text:c="3"/>744</text:p>
          </table:table-cell>
          <table:table-cell office:value-type="float" office:value="971" table:style-name="ce37">
            <text:p><text:s text:c="3"/>971</text:p>
          </table:table-cell>
          <table:table-cell office:value-type="float" office:value="5958" table:style-name="ce37">
            <text:p><text:s text:c="2"/>5 958</text:p>
          </table:table-cell>
          <table:table-cell office:value-type="float" office:value="942" table:style-name="ce37">
            <text:p><text:s text:c="3"/>942</text:p>
          </table:table-cell>
          <table:table-cell office:value-type="float" office:value="8615" table:style-name="ce37">
            <text:p><text:s text:c="2"/>8 615</text:p>
          </table:table-cell>
          <table:table-cell office:value-type="float" office:value="28039" table:style-name="ce37">
            <text:p><text:s text:c="2"/>28 03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60060" table:style-name="ce38">
            <text:p><text:s text:c="2"/>60 0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90" table:style-name="ce38">
            <text:p><text:s text:c="2"/>2 790</text:p>
          </table:table-cell>
          <table:table-cell office:value-type="float" office:value="2790" table:style-name="ce38">
            <text:p><text:s text:c="2"/>2 790</text:p>
          </table:table-cell>
          <table:table-cell office:value-type="float" office:value="57270" table:style-name="ce38">
            <text:p><text:s text:c="2"/>57 27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193538" table:style-name="ce38">
            <text:p><text:s text:c="2"/>193 538</text:p>
          </table:table-cell>
          <table:table-cell office:value-type="float" office:value="785" table:style-name="ce38">
            <text:p><text:s text:c="3"/>78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221" table:style-name="ce38">
            <text:p><text:s text:c="2"/>24 221</text:p>
          </table:table-cell>
          <table:table-cell office:value-type="float" office:value="6079" table:style-name="ce38">
            <text:p><text:s text:c="2"/>6 079</text:p>
          </table:table-cell>
          <table:table-cell office:value-type="float" office:value="30300" table:style-name="ce38">
            <text:p><text:s text:c="2"/>30 300</text:p>
          </table:table-cell>
          <table:table-cell office:value-type="float" office:value="162453" table:style-name="ce38">
            <text:p><text:s text:c="2"/>162 453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50229" table:style-name="ce37">
            <text:p><text:s text:c="2"/>50 229</text:p>
          </table:table-cell>
          <table:table-cell office:value-type="float" office:value="1796" table:style-name="ce37">
            <text:p><text:s text:c="2"/>1 7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" table:style-name="ce37">
            <text:p><text:s text:c="3"/>144</text:p>
          </table:table-cell>
          <table:table-cell office:value-type="float" office:value="2162" table:style-name="ce37">
            <text:p><text:s text:c="2"/>2 162</text:p>
          </table:table-cell>
          <table:table-cell office:value-type="float" office:value="2306" table:style-name="ce37">
            <text:p><text:s text:c="2"/>2 306</text:p>
          </table:table-cell>
          <table:table-cell office:value-type="float" office:value="46127" table:style-name="ce37">
            <text:p><text:s text:c="2"/>46 12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268583" table:style-name="ce38">
            <text:p><text:s text:c="2"/>268 5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240" table:style-name="ce38">
            <text:p><text:s text:c="2"/>13 240</text:p>
          </table:table-cell>
          <table:table-cell office:value-type="float" office:value="13240" table:style-name="ce38">
            <text:p><text:s text:c="2"/>13 240</text:p>
          </table:table-cell>
          <table:table-cell office:value-type="float" office:value="255343" table:style-name="ce38">
            <text:p><text:s text:c="2"/>255 34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40212" table:style-name="ce36">
            <text:p><text:s text:c="2"/>140 2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42" table:style-name="ce36">
            <text:p><text:s text:c="2"/>7 742</text:p>
          </table:table-cell>
          <table:table-cell office:value-type="float" office:value="7742" table:style-name="ce36">
            <text:p><text:s text:c="2"/>7 742</text:p>
          </table:table-cell>
          <table:table-cell office:value-type="float" office:value="132470" table:style-name="ce36">
            <text:p><text:s text:c="2"/>132 47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02908" table:style-name="ce36">
            <text:p><text:s text:c="2"/>102 9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30" table:style-name="ce36">
            <text:p><text:s text:c="2"/>3 430</text:p>
          </table:table-cell>
          <table:table-cell office:value-type="float" office:value="3430" table:style-name="ce36">
            <text:p><text:s text:c="2"/>3 430</text:p>
          </table:table-cell>
          <table:table-cell office:value-type="float" office:value="99478" table:style-name="ce36">
            <text:p><text:s text:c="2"/>99 47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46389" table:style-name="ce36">
            <text:p><text:s text:c="2"/>46 389</text:p>
          </table:table-cell>
          <table:table-cell office:value-type="float" office:value="-67997" table:style-name="ce36">
            <text:p><text:s/>(-) <text:s/>67 9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6" table:style-name="ce36">
            <text:p><text:s text:c="3"/>996</text:p>
          </table:table-cell>
          <table:table-cell office:value-type="float" office:value="996" table:style-name="ce36">
            <text:p><text:s text:c="3"/>996</text:p>
          </table:table-cell>
          <table:table-cell office:value-type="float" office:value="113390" table:style-name="ce36">
            <text:p><text:s text:c="2"/>113 39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30287" table:style-name="ce36">
            <text:p><text:s text:c="2"/>30 287</text:p>
          </table:table-cell>
          <table:table-cell office:value-type="float" office:value="-495736" table:style-name="ce36">
            <text:p><text:s/>(-) <text:s/>495 7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525573" table:style-name="ce36">
            <text:p><text:s text:c="2"/>525 57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03586" table:style-name="ce36">
            <text:p><text:s text:c="2"/>103 5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50140" table:style-name="ce36">
            <text:p><text:s/>(-) <text:s/>50 1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5" table:style-name="ce36">
            <text:p><text:s text:c="2"/>1 425</text:p>
          </table:table-cell>
          <table:table-cell office:value-type="float" office:value="3809" table:style-name="ce36">
            <text:p><text:s text:c="2"/>3 809</text:p>
          </table:table-cell>
          <table:table-cell office:value-type="float" office:value="5234" table:style-name="ce36">
            <text:p><text:s text:c="2"/>5 234</text:p>
          </table:table-cell>
          <table:table-cell office:value-type="float" office:value="148492" table:style-name="ce36">
            <text:p><text:s text:c="2"/>148 49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73953" table:style-name="ce38">
            <text:p><text:s text:c="2"/>73 95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79" table:style-name="ce38">
            <text:p><text:s text:c="2"/>6 479</text:p>
          </table:table-cell>
          <table:table-cell office:value-type="float" office:value="928" table:style-name="ce38">
            <text:p><text:s text:c="3"/>928</text:p>
          </table:table-cell>
          <table:table-cell office:value-type="float" office:value="7407" table:style-name="ce38">
            <text:p><text:s text:c="2"/>7 407</text:p>
          </table:table-cell>
          <table:table-cell office:value-type="float" office:value="66546" table:style-name="ce38">
            <text:p><text:s text:c="2"/>66 54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18654" table:style-name="ce37">
            <text:p><text:s text:c="2"/>18 6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1099" table:style-name="ce37">
            <text:p><text:s/>(-) <text:s/>1 0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2625" table:style-name="ce37">
            <text:p><text:s text:c="2"/>2 625</text:p>
          </table:table-cell>
          <table:table-cell office:value-type="float" office:value="2754" table:style-name="ce37">
            <text:p><text:s text:c="2"/>2 754</text:p>
          </table:table-cell>
          <table:table-cell office:value-type="float" office:value="16999" table:style-name="ce37">
            <text:p><text:s text:c="2"/>16 99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33201" table:style-name="ce37">
            <text:p><text:s text:c="2"/>33 2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3" table:style-name="ce37">
            <text:p><text:s text:c="3"/>233</text:p>
          </table:table-cell>
          <table:table-cell office:value-type="float" office:value="1125" table:style-name="ce37">
            <text:p><text:s text:c="2"/>1 125</text:p>
          </table:table-cell>
          <table:table-cell office:value-type="float" office:value="1358" table:style-name="ce37">
            <text:p><text:s text:c="2"/>1 358</text:p>
          </table:table-cell>
          <table:table-cell office:value-type="float" office:value="31843" table:style-name="ce37">
            <text:p><text:s text:c="2"/>31 843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63948" table:style-name="ce37">
            <text:p><text:s text:c="2"/>63 9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00" table:style-name="ce37">
            <text:p><text:s text:c="2"/>3 500</text:p>
          </table:table-cell>
          <table:table-cell office:value-type="float" office:value="3500" table:style-name="ce37">
            <text:p><text:s text:c="2"/>3 500</text:p>
          </table:table-cell>
          <table:table-cell office:value-type="float" office:value="60448" table:style-name="ce37">
            <text:p><text:s text:c="2"/>60 44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7113" table:style-name="ce37">
            <text:p><text:s text:c="2"/>17 1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8" table:style-name="ce37">
            <text:p><text:s text:c="2"/>1 098</text:p>
          </table:table-cell>
          <table:table-cell office:value-type="float" office:value="1098" table:style-name="ce37">
            <text:p><text:s text:c="2"/>1 098</text:p>
          </table:table-cell>
          <table:table-cell office:value-type="float" office:value="16015" table:style-name="ce37">
            <text:p><text:s text:c="2"/>16 01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8239" table:style-name="ce36">
            <text:p><text:s text:c="2"/>28 2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3" table:style-name="ce36">
            <text:p><text:s text:c="2"/>2 093</text:p>
          </table:table-cell>
          <table:table-cell office:value-type="float" office:value="2093" table:style-name="ce36">
            <text:p><text:s text:c="2"/>2 093</text:p>
          </table:table-cell>
          <table:table-cell office:value-type="float" office:value="26146" table:style-name="ce36">
            <text:p><text:s text:c="2"/>26 1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59434" table:style-name="ce36">
            <text:p><text:s text:c="2"/>159 4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50" table:style-name="ce36">
            <text:p><text:s text:c="2"/>12 850</text:p>
          </table:table-cell>
          <table:table-cell office:value-type="float" office:value="2391" table:style-name="ce36">
            <text:p><text:s text:c="2"/>2 391</text:p>
          </table:table-cell>
          <table:table-cell office:value-type="float" office:value="15241" table:style-name="ce36">
            <text:p><text:s text:c="2"/>15 241</text:p>
          </table:table-cell>
          <table:table-cell office:value-type="float" office:value="144193" table:style-name="ce36">
            <text:p><text:s text:c="2"/>144 19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1552" table:style-name="ce36">
            <text:p><text:s text:c="2"/>31 552</text:p>
          </table:table-cell>
          <table:table-cell office:value-type="float" office:value="7256" table:style-name="ce36">
            <text:p><text:s text:c="2"/>7 256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9" table:style-name="ce36">
            <text:p><text:s text:c="3"/>789</text:p>
          </table:table-cell>
          <table:table-cell office:value-type="float" office:value="792" table:style-name="ce36">
            <text:p><text:s text:c="3"/>792</text:p>
          </table:table-cell>
          <table:table-cell office:value-type="float" office:value="23454" table:style-name="ce36">
            <text:p><text:s text:c="2"/>23 45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31569" table:style-name="ce36">
            <text:p><text:s text:c="2"/>31 5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5" table:style-name="ce36">
            <text:p><text:s text:c="2"/>1 245</text:p>
          </table:table-cell>
          <table:table-cell office:value-type="float" office:value="1257" table:style-name="ce36">
            <text:p><text:s text:c="2"/>1 257</text:p>
          </table:table-cell>
          <table:table-cell office:value-type="float" office:value="30312" table:style-name="ce36">
            <text:p><text:s text:c="2"/>30 31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74506" table:style-name="ce36">
            <text:p><text:s text:c="2"/>174 5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790" table:style-name="ce36">
            <text:p><text:s text:c="2"/>27 790</text:p>
          </table:table-cell>
          <table:table-cell office:value-type="float" office:value="5714" table:style-name="ce36">
            <text:p><text:s text:c="2"/>5 714</text:p>
          </table:table-cell>
          <table:table-cell office:value-type="float" office:value="33504" table:style-name="ce36">
            <text:p><text:s text:c="2"/>33 504</text:p>
          </table:table-cell>
          <table:table-cell office:value-type="float" office:value="141002" table:style-name="ce36">
            <text:p><text:s text:c="2"/>141 00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86734" table:style-name="ce37">
            <text:p><text:s text:c="2"/>86 734</text:p>
          </table:table-cell>
          <table:table-cell office:value-type="float" office:value="124" table:style-name="ce37">
            <text:p><text:s text:c="3"/>1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17" table:style-name="ce37">
            <text:p><text:s text:c="2"/>3 817</text:p>
          </table:table-cell>
          <table:table-cell office:value-type="float" office:value="3817" table:style-name="ce37">
            <text:p><text:s text:c="2"/>3 817</text:p>
          </table:table-cell>
          <table:table-cell office:value-type="float" office:value="82793" table:style-name="ce37">
            <text:p><text:s text:c="2"/>82 79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438680" table:style-name="ce37">
            <text:p><text:s text:c="2"/>438 6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036" table:style-name="ce37">
            <text:p><text:s text:c="2"/>53 036</text:p>
          </table:table-cell>
          <table:table-cell office:value-type="float" office:value="53036" table:style-name="ce37">
            <text:p><text:s text:c="2"/>53 036</text:p>
          </table:table-cell>
          <table:table-cell office:value-type="float" office:value="385644" table:style-name="ce37">
            <text:p><text:s text:c="2"/>385 64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20357" table:style-name="ce37">
            <text:p><text:s text:c="2"/>120 3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8" table:style-name="ce37">
            <text:p><text:s text:c="3"/>748</text:p>
          </table:table-cell>
          <table:table-cell office:value-type="float" office:value="748" table:style-name="ce37">
            <text:p><text:s text:c="3"/>748</text:p>
          </table:table-cell>
          <table:table-cell office:value-type="float" office:value="119609" table:style-name="ce37">
            <text:p><text:s text:c="2"/>119 60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226419" table:style-name="ce37">
            <text:p><text:s text:c="2"/>226 4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6419" table:style-name="ce37">
            <text:p><text:s text:c="2"/>226 419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27170" table:style-name="ce37">
            <text:p><text:s text:c="2"/>127 1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93" table:style-name="ce37">
            <text:p><text:s text:c="2"/>5 793</text:p>
          </table:table-cell>
          <table:table-cell office:value-type="float" office:value="5793" table:style-name="ce37">
            <text:p><text:s text:c="2"/>5 793</text:p>
          </table:table-cell>
          <table:table-cell office:value-type="float" office:value="121377" table:style-name="ce37">
            <text:p><text:s text:c="2"/>121 37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36464" table:style-name="ce36">
            <text:p><text:s text:c="2"/>36 4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36430" table:style-name="ce36">
            <text:p><text:s text:c="2"/>36 43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58373" table:style-name="ce36">
            <text:p><text:s text:c="2"/>58 3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54" table:style-name="ce36">
            <text:p><text:s text:c="2"/>2 954</text:p>
          </table:table-cell>
          <table:table-cell office:value-type="float" office:value="2954" table:style-name="ce36">
            <text:p><text:s text:c="2"/>2 954</text:p>
          </table:table-cell>
          <table:table-cell office:value-type="float" office:value="55419" table:style-name="ce36">
            <text:p><text:s text:c="2"/>55 419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80866" table:style-name="ce36">
            <text:p><text:s text:c="2"/>80 8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95" table:style-name="ce36">
            <text:p><text:s text:c="2"/>3 995</text:p>
          </table:table-cell>
          <table:table-cell office:value-type="float" office:value="3995" table:style-name="ce36">
            <text:p><text:s text:c="2"/>3 995</text:p>
          </table:table-cell>
          <table:table-cell office:value-type="float" office:value="76871" table:style-name="ce36">
            <text:p><text:s text:c="2"/>76 87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65613" table:style-name="ce36">
            <text:p><text:s text:c="2"/>65 6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26" table:style-name="ce36">
            <text:p><text:s text:c="2"/>5 426</text:p>
          </table:table-cell>
          <table:table-cell office:value-type="float" office:value="5426" table:style-name="ce36">
            <text:p><text:s text:c="2"/>5 426</text:p>
          </table:table-cell>
          <table:table-cell office:value-type="float" office:value="60187" table:style-name="ce36">
            <text:p><text:s text:c="2"/>60 18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52858" table:style-name="ce36">
            <text:p><text:s text:c="2"/>52 8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2" table:style-name="ce36">
            <text:p><text:s text:c="2"/>1 122</text:p>
          </table:table-cell>
          <table:table-cell office:value-type="float" office:value="1122" table:style-name="ce36">
            <text:p><text:s text:c="2"/>1 122</text:p>
          </table:table-cell>
          <table:table-cell office:value-type="float" office:value="51736" table:style-name="ce36">
            <text:p><text:s text:c="2"/>51 73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89836" table:style-name="ce37">
            <text:p><text:s text:c="2"/>89 8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77" table:style-name="ce37">
            <text:p><text:s text:c="2"/>5 477</text:p>
          </table:table-cell>
          <table:table-cell office:value-type="float" office:value="5477" table:style-name="ce37">
            <text:p><text:s text:c="2"/>5 477</text:p>
          </table:table-cell>
          <table:table-cell office:value-type="float" office:value="84359" table:style-name="ce37">
            <text:p><text:s text:c="2"/>84 35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23607" table:style-name="ce37">
            <text:p><text:s text:c="2"/>23 6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8" table:style-name="ce37">
            <text:p><text:s text:c="2"/>1 018</text:p>
          </table:table-cell>
          <table:table-cell office:value-type="float" office:value="1018" table:style-name="ce37">
            <text:p><text:s text:c="2"/>1 018</text:p>
          </table:table-cell>
          <table:table-cell office:value-type="float" office:value="22589" table:style-name="ce37">
            <text:p><text:s text:c="2"/>22 589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457108" table:style-name="ce37">
            <text:p><text:s text:c="2"/>457 1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7108" table:style-name="ce37">
            <text:p><text:s text:c="2"/>457 108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1377" table:style-name="ce37">
            <text:p><text:s text:c="2"/>11 3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77" table:style-name="ce37">
            <text:p><text:s text:c="2"/>11 377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146277" table:style-name="ce37">
            <text:p><text:s text:c="2"/>146 2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277" table:style-name="ce37">
            <text:p><text:s text:c="2"/>146 27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62184" table:style-name="ce36">
            <text:p><text:s text:c="2"/>62 1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2" table:style-name="ce36">
            <text:p><text:s text:c="2"/>1 082</text:p>
          </table:table-cell>
          <table:table-cell office:value-type="float" office:value="1082" table:style-name="ce36">
            <text:p><text:s text:c="2"/>1 082</text:p>
          </table:table-cell>
          <table:table-cell office:value-type="float" office:value="61102" table:style-name="ce36">
            <text:p><text:s text:c="2"/>61 10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03627" table:style-name="ce36">
            <text:p><text:s text:c="2"/>103 6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627" table:style-name="ce36">
            <text:p><text:s text:c="2"/>103 627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24222" table:style-name="ce36">
            <text:p><text:s text:c="2"/>124 2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39" table:style-name="ce36">
            <text:p><text:s text:c="2"/>3 539</text:p>
          </table:table-cell>
          <table:table-cell office:value-type="float" office:value="3539" table:style-name="ce36">
            <text:p><text:s text:c="2"/>3 539</text:p>
          </table:table-cell>
          <table:table-cell office:value-type="float" office:value="120683" table:style-name="ce36">
            <text:p><text:s text:c="2"/>120 68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29351" table:style-name="ce36">
            <text:p><text:s text:c="2"/>29 3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16" table:style-name="ce36">
            <text:p><text:s text:c="2"/>4 016</text:p>
          </table:table-cell>
          <table:table-cell office:value-type="float" office:value="4018" table:style-name="ce36">
            <text:p><text:s text:c="2"/>4 018</text:p>
          </table:table-cell>
          <table:table-cell office:value-type="float" office:value="25333" table:style-name="ce36">
            <text:p><text:s text:c="2"/>25 33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63784" table:style-name="ce36">
            <text:p><text:s text:c="2"/>63 7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784" table:style-name="ce36">
            <text:p><text:s text:c="2"/>63 78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19992" table:style-name="ce37">
            <text:p><text:s text:c="2"/>19 9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93" table:style-name="ce37">
            <text:p><text:s text:c="3"/>893</text:p>
          </table:table-cell>
          <table:table-cell office:value-type="float" office:value="893" table:style-name="ce37">
            <text:p><text:s text:c="3"/>893</text:p>
          </table:table-cell>
          <table:table-cell office:value-type="float" office:value="19099" table:style-name="ce37">
            <text:p><text:s text:c="2"/>19 09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25331" table:style-name="ce37">
            <text:p><text:s text:c="2"/>25 3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1" table:style-name="ce37">
            <text:p><text:s text:c="3"/>351</text:p>
          </table:table-cell>
          <table:table-cell office:value-type="float" office:value="351" table:style-name="ce37">
            <text:p><text:s text:c="3"/>351</text:p>
          </table:table-cell>
          <table:table-cell office:value-type="float" office:value="24980" table:style-name="ce37">
            <text:p><text:s text:c="2"/>24 980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40858" table:style-name="ce37">
            <text:p><text:s text:c="2"/>40 8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858" table:style-name="ce37">
            <text:p><text:s text:c="2"/>40 858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7976458" table:style-name="ce48">
            <text:p><text:s/>7 976 458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23273" table:style-name="ce48">
            <text:p><text:s text:c="2"/>23 273</text:p>
          </table:table-cell>
          <table:table-cell office:value-type="float" office:value="39352" table:style-name="ce48">
            <text:p><text:s text:c="2"/>39 352</text:p>
          </table:table-cell>
          <table:table-cell office:value-type="float" office:value="280790" table:style-name="ce48">
            <text:p><text:s text:c="2"/>280 790</text:p>
          </table:table-cell>
          <table:table-cell office:value-type="float" office:value="270402" table:style-name="ce48">
            <text:p><text:s text:c="2"/>270 402</text:p>
          </table:table-cell>
          <table:table-cell office:value-type="float" office:value="613817" table:style-name="ce48">
            <text:p><text:s text:c="2"/>613 817</text:p>
          </table:table-cell>
          <table:table-cell office:value-type="float" office:value="7362641" table:style-name="ce48">
            <text:p><text:s/>7 362 641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3 - Recursos de bens e serviços - 2011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40">
            <text:p>Produção das atividades (preços do ano anterior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8715" table:style-name="ce36">
            <text:p><text:s text:c="2"/>8 715</text:p>
          </table:table-cell>
          <table:table-cell office:value-type="float" office:value="316" table:style-name="ce36">
            <text:p><text:s text:c="3"/>316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235" table:style-name="ce36">
            <text:p><text:s text:c="2"/>9 23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14223" table:style-name="ce36">
            <text:p><text:s text:c="2"/>14 223</text:p>
          </table:table-cell>
          <table:table-cell office:value-type="float" office:value="1061" table:style-name="ce36">
            <text:p><text:s text:c="2"/>1 061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56" table:style-name="ce36">
            <text:p><text:s text:c="2"/>15 45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8300" table:style-name="ce36">
            <text:p><text:s text:c="2"/>8 30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10" table:style-name="ce36">
            <text:p><text:s text:c="2"/>8 31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31808" table:style-name="ce36">
            <text:p><text:s text:c="2"/>31 808</text:p>
          </table:table-cell>
          <table:table-cell office:value-type="float" office:value="167" table:style-name="ce36">
            <text:p><text:s text:c="3"/>16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976" table:style-name="ce36">
            <text:p><text:s text:c="2"/>31 976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42394" table:style-name="ce36">
            <text:p><text:s text:c="2"/>42 394</text:p>
          </table:table-cell>
          <table:table-cell office:value-type="float" office:value="1334" table:style-name="ce36">
            <text:p><text:s text:c="2"/>1 334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750" table:style-name="ce36">
            <text:p><text:s text:c="2"/>43 75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34221" table:style-name="ce37">
            <text:p><text:s text:c="2"/>34 221</text:p>
          </table:table-cell>
          <table:table-cell office:value-type="float" office:value="1567" table:style-name="ce37">
            <text:p><text:s text:c="2"/>1 567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073" table:style-name="ce37">
            <text:p><text:s text:c="2"/>36 07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6312" table:style-name="ce37">
            <text:p><text:s text:c="2"/>6 312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62" table:style-name="ce37">
            <text:p><text:s text:c="2"/>6 36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9969" table:style-name="ce37">
            <text:p><text:s text:c="2"/>9 969</text:p>
          </table:table-cell>
          <table:table-cell office:value-type="float" office:value="346" table:style-name="ce37">
            <text:p><text:s text:c="3"/>346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482" table:style-name="ce37">
            <text:p><text:s text:c="2"/>10 48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4141" table:style-name="ce37">
            <text:p><text:s text:c="2"/>14 141</text:p>
          </table:table-cell>
          <table:table-cell office:value-type="float" office:value="326" table:style-name="ce37">
            <text:p><text:s text:c="3"/>326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49" table:style-name="ce37">
            <text:p><text:s text:c="2"/>14 549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3056" table:style-name="ce37">
            <text:p><text:s text:c="2"/>3 056</text:p>
          </table:table-cell>
          <table:table-cell office:value-type="float" office:value="39905" table:style-name="ce37">
            <text:p><text:s text:c="2"/>39 905</text:p>
          </table:table-cell>
          <table:table-cell office:value-type="float" office:value="164" table:style-name="ce37">
            <text:p><text:s text:c="3"/>1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139" table:style-name="ce37">
            <text:p><text:s text:c="2"/>43 13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1528" table:style-name="ce36">
            <text:p><text:s text:c="2"/>1 528</text:p>
          </table:table-cell>
          <table:table-cell office:value-type="float" office:value="14652" table:style-name="ce36">
            <text:p><text:s text:c="2"/>14 652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24" table:style-name="ce36">
            <text:p><text:s text:c="2"/>16 22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302" table:style-name="ce36">
            <text:p><text:s text:c="3"/>302</text:p>
          </table:table-cell>
          <table:table-cell office:value-type="float" office:value="5566" table:style-name="ce36">
            <text:p><text:s text:c="2"/>5 5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68" table:style-name="ce36">
            <text:p><text:s text:c="2"/>5 86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14695" table:style-name="ce36">
            <text:p><text:s text:c="2"/>14 695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91" table:style-name="ce36">
            <text:p><text:s text:c="2"/>14 99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765" table:style-name="ce36">
            <text:p><text:s text:c="3"/>765</text:p>
          </table:table-cell>
          <table:table-cell office:value-type="float" office:value="813" table:style-name="ce36">
            <text:p><text:s text:c="3"/>813</text:p>
          </table:table-cell>
          <table:table-cell office:value-type="float" office:value="15824" table:style-name="ce36">
            <text:p><text:s text:c="2"/>15 8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453" table:style-name="ce36">
            <text:p><text:s text:c="2"/>17 453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5416" table:style-name="ce36">
            <text:p><text:s text:c="2"/>5 4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91" table:style-name="ce36">
            <text:p><text:s text:c="2"/>5 79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3" table:style-name="ce37">
            <text:p><text:s text:c="2"/>1 0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3" table:style-name="ce37">
            <text:p><text:s text:c="2"/>1 07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226" table:style-name="ce37">
            <text:p><text:s text:c="3"/>226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12421" table:style-name="ce37">
            <text:p><text:s text:c="2"/>12 4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7" table:style-name="ce37">
            <text:p><text:s text:c="3"/>1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463" table:style-name="ce37">
            <text:p><text:s text:c="2"/>13 46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861" table:style-name="ce37">
            <text:p><text:s text:c="2"/>113 8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1" table:style-name="ce37">
            <text:p><text:s text:c="3"/>3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209" table:style-name="ce37">
            <text:p><text:s text:c="2"/>114 20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745" table:style-name="ce37">
            <text:p><text:s text:c="2"/>59 7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745" table:style-name="ce37">
            <text:p><text:s text:c="2"/>59 745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9830" table:style-name="ce37">
            <text:p><text:s text:c="2"/>9 8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7" table:style-name="ce37">
            <text:p><text:s text:c="3"/>357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49" table:style-name="ce37">
            <text:p><text:s text:c="2"/>10 34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097" table:style-name="ce36">
            <text:p><text:s text:c="2"/>62 0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2" table:style-name="ce36">
            <text:p><text:s text:c="3"/>3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" table:style-name="ce36">
            <text:p><text:s text:c="3"/>4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344" table:style-name="ce36">
            <text:p><text:s text:c="2"/>63 34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62" table:style-name="ce36">
            <text:p><text:s text:c="2"/>8 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10" table:style-name="ce36">
            <text:p><text:s text:c="2"/>8 21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829" table:style-name="ce36">
            <text:p><text:s text:c="2"/>22 8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15" table:style-name="ce36">
            <text:p><text:s text:c="2"/>2 1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978" table:style-name="ce36">
            <text:p><text:s text:c="2"/>24 97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92" table:style-name="ce36">
            <text:p><text:s text:c="2"/>2 8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52" table:style-name="ce36">
            <text:p><text:s text:c="2"/>2 952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38" table:style-name="ce36">
            <text:p><text:s text:c="2"/>11 2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6" table:style-name="ce36">
            <text:p><text:s text:c="3"/>8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203" table:style-name="ce36">
            <text:p><text:s text:c="2"/>12 20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763" table:style-name="ce37">
            <text:p><text:s text:c="3"/>76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184" table:style-name="ce37">
            <text:p><text:s text:c="2"/>25 1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3" table:style-name="ce37">
            <text:p><text:s text:c="3"/>9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971" table:style-name="ce37">
            <text:p><text:s text:c="2"/>26 97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53" table:style-name="ce38">
            <text:p><text:s text:c="3"/>153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581" table:style-name="ce38">
            <text:p><text:s text:c="2"/>28 581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43" table:style-name="ce38">
            <text:p><text:s text:c="2"/>3 7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553" table:style-name="ce38">
            <text:p><text:s text:c="2"/>32 55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080" table:style-name="ce37">
            <text:p><text:s text:c="2"/>14 080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28" table:style-name="ce37">
            <text:p><text:s text:c="2"/>14 62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473" table:style-name="ce37">
            <text:p><text:s text:c="2"/>34 4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4" table:style-name="ce37">
            <text:p><text:s text:c="3"/>584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06" table:style-name="ce37">
            <text:p><text:s text:c="2"/>3 1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383" table:style-name="ce37">
            <text:p><text:s text:c="2"/>38 383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49" table:style-name="ce37">
            <text:p><text:s text:c="2"/>6 7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52" table:style-name="ce37">
            <text:p><text:s text:c="2"/>6 8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964" table:style-name="ce36">
            <text:p><text:s text:c="3"/>964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96" table:style-name="ce36">
            <text:p><text:s text:c="2"/>9 9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6" table:style-name="ce36">
            <text:p><text:s text:c="3"/>5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93" table:style-name="ce36">
            <text:p><text:s text:c="2"/>11 59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1299" table:style-name="ce36">
            <text:p><text:s text:c="2"/>1 299</text:p>
          </table:table-cell>
          <table:table-cell office:value-type="float" office:value="495" table:style-name="ce36">
            <text:p><text:s text:c="3"/>495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9739" table:style-name="ce36">
            <text:p><text:s text:c="2"/>19 7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5" table:style-name="ce36">
            <text:p><text:s text:c="3"/>9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821" table:style-name="ce36">
            <text:p><text:s text:c="2"/>22 82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8" table:style-name="ce36">
            <text:p><text:s text:c="2"/>2 5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74" table:style-name="ce36">
            <text:p><text:s text:c="2"/>12 9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38" table:style-name="ce36">
            <text:p><text:s text:c="2"/>15 73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2" table:style-name="ce36">
            <text:p><text:s text:c="3"/>5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82" table:style-name="ce36">
            <text:p><text:s text:c="2"/>1 582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49488" table:style-name="ce36">
            <text:p><text:s text:c="2"/>49 488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199" table:style-name="ce36">
            <text:p><text:s text:c="3"/>199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91" table:style-name="ce36">
            <text:p><text:s text:c="2"/>9 8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310" table:style-name="ce36">
            <text:p><text:s text:c="2"/>62 31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1362" table:style-name="ce36">
            <text:p><text:s text:c="2"/>1 362</text:p>
          </table:table-cell>
          <table:table-cell office:value-type="float" office:value="51615" table:style-name="ce36">
            <text:p><text:s text:c="2"/>51 6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7" table:style-name="ce36">
            <text:p><text:s text:c="3"/>4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870" table:style-name="ce36">
            <text:p><text:s text:c="2"/>53 87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155" table:style-name="ce37">
            <text:p><text:s text:c="2"/>14 1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255" table:style-name="ce37">
            <text:p><text:s text:c="2"/>14 25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917" table:style-name="ce37">
            <text:p><text:s text:c="3"/>917</text:p>
          </table:table-cell>
          <table:table-cell office:value-type="float" office:value="224" table:style-name="ce37">
            <text:p><text:s text:c="3"/>224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15" table:style-name="ce37">
            <text:p><text:s text:c="2"/>6 315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72" table:style-name="ce37">
            <text:p><text:s text:c="2"/>7 57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25" table:style-name="ce37">
            <text:p><text:s text:c="2"/>11 625</text:p>
          </table:table-cell>
          <table:table-cell office:value-type="float" office:value="343" table:style-name="ce37">
            <text:p><text:s text:c="3"/>343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171" table:style-name="ce37">
            <text:p><text:s text:c="3"/>171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267" table:style-name="ce37">
            <text:p><text:s text:c="2"/>12 26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287" table:style-name="ce37">
            <text:p><text:s text:c="2"/>16 287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5" table:style-name="ce37">
            <text:p><text:s text:c="3"/>505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39" table:style-name="ce37">
            <text:p><text:s text:c="2"/>17 43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2" table:style-name="ce38">
            <text:p><text:s text:c="3"/>322</text:p>
          </table:table-cell>
          <table:table-cell office:value-type="float" office:value="47358" table:style-name="ce38">
            <text:p><text:s text:c="2"/>47 358</text:p>
          </table:table-cell>
          <table:table-cell office:value-type="float" office:value="173" table:style-name="ce38">
            <text:p><text:s text:c="3"/>1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7" table:style-name="ce38">
            <text:p><text:s text:c="3"/>6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3" table:style-name="ce38">
            <text:p><text:s text:c="3"/>3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268" table:style-name="ce38">
            <text:p><text:s text:c="2"/>48 26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26119" table:style-name="ce36">
            <text:p><text:s text:c="2"/>26 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649" table:style-name="ce36">
            <text:p><text:s text:c="2"/>26 64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08" table:style-name="ce36">
            <text:p><text:s text:c="2"/>20 308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57" table:style-name="ce36">
            <text:p><text:s text:c="2"/>20 65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43" table:style-name="ce36">
            <text:p><text:s text:c="2"/>11 4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43" table:style-name="ce36">
            <text:p><text:s text:c="2"/>11 44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02" table:style-name="ce36">
            <text:p><text:s text:c="2"/>42 802</text:p>
          </table:table-cell>
          <table:table-cell office:value-type="float" office:value="342" table:style-name="ce36">
            <text:p><text:s text:c="3"/>3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257" table:style-name="ce36">
            <text:p><text:s text:c="3"/>257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750" table:style-name="ce36">
            <text:p><text:s text:c="2"/>43 7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1" table:style-name="ce36">
            <text:p><text:s text:c="3"/>471</text:p>
          </table:table-cell>
          <table:table-cell office:value-type="float" office:value="16113" table:style-name="ce36">
            <text:p><text:s text:c="2"/>16 1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1" table:style-name="ce36">
            <text:p><text:s text:c="2"/>1 2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059" table:style-name="ce36">
            <text:p><text:s text:c="2"/>18 05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93" table:style-name="ce37">
            <text:p><text:s text:c="2"/>5 7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93" table:style-name="ce37">
            <text:p><text:s text:c="2"/>5 79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781" table:style-name="ce37">
            <text:p><text:s text:c="2"/>55 7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781" table:style-name="ce37">
            <text:p><text:s text:c="2"/>55 78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03" table:style-name="ce37">
            <text:p><text:s text:c="2"/>5 1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03" table:style-name="ce37">
            <text:p><text:s text:c="2"/>5 10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426" table:style-name="ce37">
            <text:p><text:s text:c="2"/>12 4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426" table:style-name="ce37">
            <text:p><text:s text:c="2"/>12 42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3027" table:style-name="ce38">
            <text:p><text:s text:c="2"/>73 0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3027" table:style-name="ce38">
            <text:p><text:s text:c="2"/>73 0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4" table:style-name="ce36">
            <text:p><text:s text:c="2"/>1 3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262" table:style-name="ce36">
            <text:p><text:s text:c="2"/>91 2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3" table:style-name="ce36">
            <text:p><text:s text:c="2"/>1 023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5" table:style-name="ce36">
            <text:p><text:s text:c="2"/>4 2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182" table:style-name="ce36">
            <text:p><text:s text:c="2"/>98 1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65" table:style-name="ce36">
            <text:p><text:s text:c="2"/>13 665</text:p>
          </table:table-cell>
          <table:table-cell office:value-type="float" office:value="821" table:style-name="ce36">
            <text:p><text:s text:c="3"/>821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60" table:style-name="ce36">
            <text:p><text:s text:c="2"/>16 46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4" table:style-name="ce36">
            <text:p><text:s text:c="3"/>324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493" table:style-name="ce36">
            <text:p><text:s text:c="2"/>31 49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266" table:style-name="ce36">
            <text:p><text:s text:c="2"/>17 266</text:p>
          </table:table-cell>
          <table:table-cell office:value-type="float" office:value="465" table:style-name="ce36">
            <text:p><text:s text:c="3"/>465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986" table:style-name="ce36">
            <text:p><text:s text:c="3"/>9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7" table:style-name="ce36">
            <text:p><text:s text:c="3"/>4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10" table:style-name="ce36">
            <text:p><text:s text:c="2"/>20 11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1" table:style-name="ce36">
            <text:p><text:s text:c="3"/>7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06" table:style-name="ce36">
            <text:p><text:s text:c="2"/>20 106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14" table:style-name="ce36">
            <text:p><text:s text:c="2"/>21 21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454" table:style-name="ce36">
            <text:p><text:s text:c="3"/>4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8" table:style-name="ce36">
            <text:p><text:s text:c="3"/>2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61" table:style-name="ce36">
            <text:p><text:s text:c="2"/>22 761</text:p>
          </table:table-cell>
          <table:table-cell office:value-type="float" office:value="1444" table:style-name="ce36">
            <text:p><text:s text:c="2"/>1 444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29" table:style-name="ce36">
            <text:p><text:s text:c="2"/>25 22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9" table:style-name="ce37">
            <text:p><text:s text:c="3"/>3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3140" table:style-name="ce37">
            <text:p><text:s text:c="2"/>23 140</text:p>
          </table:table-cell>
          <table:table-cell office:value-type="float" office:value="2288" table:style-name="ce37">
            <text:p><text:s text:c="2"/>2 2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0" table:style-name="ce37">
            <text:p><text:s text:c="3"/>210</text:p>
          </table:table-cell>
          <table:table-cell office:value-type="float" office:value="426" table:style-name="ce37">
            <text:p><text:s text:c="3"/>426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612" table:style-name="ce37">
            <text:p><text:s text:c="2"/>26 61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10430" table:style-name="ce38">
            <text:p><text:s text:c="2"/>10 430</text:p>
          </table:table-cell>
          <table:table-cell office:value-type="float" office:value="287" table:style-name="ce38">
            <text:p><text:s text:c="3"/>287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820" table:style-name="ce38">
            <text:p><text:s text:c="2"/>10 82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50" table:style-name="ce38">
            <text:p><text:s text:c="3"/>7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5" table:style-name="ce38">
            <text:p><text:s text:c="3"/>175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1023" table:style-name="ce38">
            <text:p><text:s text:c="2"/>1 023</text:p>
          </table:table-cell>
          <table:table-cell office:value-type="float" office:value="14367" table:style-name="ce38">
            <text:p><text:s text:c="2"/>14 367</text:p>
          </table:table-cell>
          <table:table-cell office:value-type="float" office:value="231" table:style-name="ce38">
            <text:p><text:s text:c="3"/>231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169" table:style-name="ce38">
            <text:p><text:s text:c="3"/>169</text:p>
          </table:table-cell>
          <table:table-cell office:value-type="float" office:value="202" table:style-name="ce38">
            <text:p><text:s text:c="3"/>202</text:p>
          </table:table-cell>
          <table:table-cell office:value-type="float" office:value="173" table:style-name="ce38">
            <text:p><text:s text:c="3"/>173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464" table:style-name="ce38">
            <text:p><text:s text:c="2"/>17 46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14261" table:style-name="ce37">
            <text:p><text:s text:c="2"/>14 261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2" table:style-name="ce37">
            <text:p><text:s text:c="3"/>4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96" table:style-name="ce37">
            <text:p><text:s text:c="2"/>14 99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6" table:style-name="ce38">
            <text:p><text:s text:c="3"/>7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655" table:style-name="ce38">
            <text:p><text:s text:c="3"/>655</text:p>
          </table:table-cell>
          <table:table-cell office:value-type="float" office:value="234" table:style-name="ce38">
            <text:p><text:s text:c="3"/>234</text:p>
          </table:table-cell>
          <table:table-cell office:value-type="float" office:value="22535" table:style-name="ce38">
            <text:p><text:s text:c="2"/>22 535</text:p>
          </table:table-cell>
          <table:table-cell office:value-type="float" office:value="173" table:style-name="ce38">
            <text:p><text:s text:c="3"/>1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9" table:style-name="ce38">
            <text:p><text:s text:c="3"/>59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053" table:style-name="ce38">
            <text:p><text:s text:c="2"/>25 05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365" table:style-name="ce36">
            <text:p><text:s text:c="3"/>365</text:p>
          </table:table-cell>
          <table:table-cell office:value-type="float" office:value="38261" table:style-name="ce36">
            <text:p><text:s text:c="2"/>38 261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20" table:style-name="ce36">
            <text:p><text:s text:c="2"/>2 9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096" table:style-name="ce36">
            <text:p><text:s text:c="2"/>42 0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962" table:style-name="ce36">
            <text:p><text:s text:c="2"/>18 9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6" table:style-name="ce36">
            <text:p><text:s text:c="3"/>3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44" table:style-name="ce36">
            <text:p><text:s text:c="2"/>19 74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394" table:style-name="ce36">
            <text:p><text:s text:c="3"/>394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47046" table:style-name="ce36">
            <text:p><text:s text:c="2"/>47 046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1045" table:style-name="ce36">
            <text:p><text:s text:c="2"/>1 045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94" table:style-name="ce36">
            <text:p><text:s text:c="3"/>294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422" table:style-name="ce36">
            <text:p><text:s text:c="3"/>4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8" table:style-name="ce36">
            <text:p><text:s text:c="3"/>448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550" table:style-name="ce36">
            <text:p><text:s text:c="3"/>55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423" table:style-name="ce36">
            <text:p><text:s text:c="2"/>51 42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69" table:style-name="ce36">
            <text:p><text:s text:c="2"/>14 2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26" table:style-name="ce36">
            <text:p><text:s text:c="2"/>14 32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8061" table:style-name="ce36">
            <text:p><text:s text:c="2"/>18 0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" table:style-name="ce36">
            <text:p><text:s text:c="3"/>1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423" table:style-name="ce36">
            <text:p><text:s text:c="2"/>18 42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9" table:style-name="ce38">
            <text:p><text:s text:c="3"/>4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84" table:style-name="ce38">
            <text:p><text:s text:c="3"/>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2" table:style-name="ce38">
            <text:p><text:s text:c="3"/>192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32247" table:style-name="ce38">
            <text:p><text:s text:c="2"/>32 2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97" table:style-name="ce38">
            <text:p><text:s text:c="3"/>89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251" table:style-name="ce38">
            <text:p><text:s text:c="2"/>34 25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20" table:style-name="ce37">
            <text:p><text:s text:c="2"/>10 02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76" table:style-name="ce37">
            <text:p><text:s text:c="2"/>10 17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178" table:style-name="ce37">
            <text:p><text:s text:c="2"/>80 178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1018" table:style-name="ce37">
            <text:p><text:s text:c="2"/>1 0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8" table:style-name="ce37">
            <text:p><text:s text:c="3"/>318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959" table:style-name="ce37">
            <text:p><text:s text:c="2"/>81 95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143" table:style-name="ce37">
            <text:p><text:s text:c="3"/>143</text:p>
          </table:table-cell>
          <table:table-cell office:value-type="float" office:value="28473" table:style-name="ce37">
            <text:p><text:s text:c="2"/>28 473</text:p>
          </table:table-cell>
          <table:table-cell office:value-type="float" office:value="317" table:style-name="ce37">
            <text:p><text:s text:c="3"/>317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384" table:style-name="ce37">
            <text:p><text:s text:c="3"/>384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887" table:style-name="ce37">
            <text:p><text:s text:c="2"/>29 88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5527" table:style-name="ce37">
            <text:p><text:s text:c="2"/>5 527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7" table:style-name="ce37">
            <text:p><text:s text:c="3"/>5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50" table:style-name="ce37">
            <text:p><text:s text:c="2"/>6 2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7" table:style-name="ce36">
            <text:p><text:s text:c="3"/>477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1391" table:style-name="ce36">
            <text:p><text:s text:c="2"/>1 391</text:p>
          </table:table-cell>
          <table:table-cell office:value-type="float" office:value="556" table:style-name="ce36">
            <text:p><text:s text:c="3"/>556</text:p>
          </table:table-cell>
          <table:table-cell office:value-type="float" office:value="71594" table:style-name="ce36">
            <text:p><text:s text:c="2"/>71 594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556" table:style-name="ce36">
            <text:p><text:s text:c="3"/>556</text:p>
          </table:table-cell>
          <table:table-cell office:value-type="float" office:value="2227" table:style-name="ce36">
            <text:p><text:s text:c="2"/>2 227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934" table:style-name="ce36">
            <text:p><text:s text:c="3"/>934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453" table:style-name="ce36">
            <text:p><text:s text:c="3"/>453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3" table:style-name="ce36">
            <text:p><text:s text:c="2"/>1 5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727" table:style-name="ce36">
            <text:p><text:s text:c="2"/>80 7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53" table:style-name="ce36">
            <text:p><text:s text:c="2"/>3 453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97" table:style-name="ce36">
            <text:p><text:s text:c="2"/>3 89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652" table:style-name="ce36">
            <text:p><text:s text:c="2"/>21 652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294" table:style-name="ce36">
            <text:p><text:s text:c="3"/>2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386" table:style-name="ce36">
            <text:p><text:s text:c="3"/>3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375" table:style-name="ce36">
            <text:p><text:s text:c="2"/>22 3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33621" table:style-name="ce36">
            <text:p><text:s text:c="2"/>33 621</text:p>
          </table:table-cell>
          <table:table-cell office:value-type="float" office:value="470" table:style-name="ce36">
            <text:p><text:s text:c="3"/>47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331" table:style-name="ce36">
            <text:p><text:s text:c="2"/>34 33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8154" table:style-name="ce36">
            <text:p><text:s text:c="2"/>8 154</text:p>
          </table:table-cell>
          <table:table-cell office:value-type="float" office:value="541" table:style-name="ce36">
            <text:p><text:s text:c="3"/>541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6" table:style-name="ce36">
            <text:p><text:s text:c="3"/>5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68" table:style-name="ce36">
            <text:p><text:s text:c="2"/>9 76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886" table:style-name="ce37">
            <text:p><text:s text:c="3"/>886</text:p>
          </table:table-cell>
          <table:table-cell office:value-type="float" office:value="34865" table:style-name="ce37">
            <text:p><text:s text:c="2"/>34 865</text:p>
          </table:table-cell>
          <table:table-cell office:value-type="float" office:value="716" table:style-name="ce37">
            <text:p><text:s text:c="3"/>716</text:p>
          </table:table-cell>
          <table:table-cell office:value-type="float" office:value="574" table:style-name="ce37">
            <text:p><text:s text:c="3"/>574</text:p>
          </table:table-cell>
          <table:table-cell office:value-type="float" office:value="189" table:style-name="ce37">
            <text:p><text:s text:c="3"/>189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698" table:style-name="ce37">
            <text:p><text:s text:c="2"/>37 69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122" table:style-name="ce38">
            <text:p><text:s text:c="3"/>122</text:p>
          </table:table-cell>
          <table:table-cell office:value-type="float" office:value="235" table:style-name="ce38">
            <text:p><text:s text:c="3"/>235</text:p>
          </table:table-cell>
          <table:table-cell office:value-type="float" office:value="16284" table:style-name="ce38">
            <text:p><text:s text:c="2"/>16 284</text:p>
          </table:table-cell>
          <table:table-cell office:value-type="float" office:value="384" table:style-name="ce38">
            <text:p><text:s text:c="3"/>3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0" table:style-name="ce38">
            <text:p><text:s text:c="3"/>3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606" table:style-name="ce38">
            <text:p><text:s text:c="2"/>17 60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131" table:style-name="ce38">
            <text:p><text:s text:c="3"/>131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465" table:style-name="ce38">
            <text:p><text:s text:c="2"/>16 465</text:p>
          </table:table-cell>
          <table:table-cell office:value-type="float" office:value="498" table:style-name="ce38">
            <text:p><text:s text:c="3"/>498</text:p>
          </table:table-cell>
          <table:table-cell office:value-type="float" office:value="532" table:style-name="ce38">
            <text:p><text:s text:c="3"/>5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790" table:style-name="ce38">
            <text:p><text:s text:c="2"/>17 79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5904" table:style-name="ce37">
            <text:p><text:s text:c="2"/>15 9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297" table:style-name="ce37">
            <text:p><text:s text:c="2"/>16 29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499" table:style-name="ce38">
            <text:p><text:s text:c="3"/>499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199" table:style-name="ce38">
            <text:p><text:s text:c="3"/>19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162" table:style-name="ce38">
            <text:p><text:s text:c="3"/>162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335" table:style-name="ce38">
            <text:p><text:s text:c="3"/>335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132" table:style-name="ce38">
            <text:p><text:s text:c="3"/>132</text:p>
          </table:table-cell>
          <table:table-cell office:value-type="float" office:value="515" table:style-name="ce38">
            <text:p><text:s text:c="3"/>515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1080" table:style-name="ce38">
            <text:p><text:s text:c="2"/>1 080</text:p>
          </table:table-cell>
          <table:table-cell office:value-type="float" office:value="459" table:style-name="ce38">
            <text:p><text:s text:c="3"/>459</text:p>
          </table:table-cell>
          <table:table-cell office:value-type="float" office:value="1280" table:style-name="ce38">
            <text:p><text:s text:c="2"/>1 280</text:p>
          </table:table-cell>
          <table:table-cell office:value-type="float" office:value="507" table:style-name="ce38">
            <text:p><text:s text:c="3"/>507</text:p>
          </table:table-cell>
          <table:table-cell office:value-type="float" office:value="1726" table:style-name="ce38">
            <text:p><text:s text:c="2"/>1 726</text:p>
          </table:table-cell>
          <table:table-cell office:value-type="float" office:value="61828" table:style-name="ce38">
            <text:p><text:s text:c="2"/>61 828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1762" table:style-name="ce38">
            <text:p><text:s text:c="2"/>1 762</text:p>
          </table:table-cell>
          <table:table-cell office:value-type="float" office:value="383" table:style-name="ce38">
            <text:p><text:s text:c="3"/>383</text:p>
          </table:table-cell>
          <table:table-cell office:value-type="float" office:value="243" table:style-name="ce38">
            <text:p><text:s text:c="3"/>243</text:p>
          </table:table-cell>
          <table:table-cell office:value-type="float" office:value="478" table:style-name="ce38">
            <text:p><text:s text:c="3"/>4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29" table:style-name="ce38">
            <text:p><text:s text:c="3"/>3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2" table:style-name="ce38">
            <text:p><text:s text:c="3"/>1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2915" table:style-name="ce38">
            <text:p><text:s text:c="2"/>72 91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713" table:style-name="ce36">
            <text:p><text:s text:c="2"/>95 713</text:p>
          </table:table-cell>
          <table:table-cell office:value-type="float" office:value="2212" table:style-name="ce36">
            <text:p><text:s text:c="2"/>2 2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925" table:style-name="ce36">
            <text:p><text:s text:c="2"/>97 9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6" table:style-name="ce36">
            <text:p><text:s text:c="3"/>2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436" table:style-name="ce36">
            <text:p><text:s text:c="3"/>436</text:p>
          </table:table-cell>
          <table:table-cell office:value-type="float" office:value="57111" table:style-name="ce36">
            <text:p><text:s text:c="2"/>57 111</text:p>
          </table:table-cell>
          <table:table-cell office:value-type="float" office:value="464" table:style-name="ce36">
            <text:p><text:s text:c="3"/>464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403" table:style-name="ce36">
            <text:p><text:s text:c="2"/>58 40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4" table:style-name="ce36">
            <text:p><text:s text:c="3"/>414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499" table:style-name="ce36">
            <text:p><text:s text:c="3"/>499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137" table:style-name="ce36">
            <text:p><text:s text:c="3"/>137</text:p>
          </table:table-cell>
          <table:table-cell office:value-type="float" office:value="895" table:style-name="ce36">
            <text:p><text:s text:c="3"/>895</text:p>
          </table:table-cell>
          <table:table-cell office:value-type="float" office:value="698" table:style-name="ce36">
            <text:p><text:s text:c="3"/>698</text:p>
          </table:table-cell>
          <table:table-cell office:value-type="float" office:value="71400" table:style-name="ce36">
            <text:p><text:s text:c="2"/>71 40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863" table:style-name="ce36">
            <text:p><text:s text:c="2"/>74 86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37" table:style-name="ce36">
            <text:p><text:s text:c="3"/>1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34319" table:style-name="ce36">
            <text:p><text:s text:c="2"/>34 319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585" table:style-name="ce36">
            <text:p><text:s text:c="2"/>35 5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3" table:style-name="ce36">
            <text:p><text:s text:c="3"/>223</text:p>
          </table:table-cell>
          <table:table-cell office:value-type="float" office:value="28720" table:style-name="ce36">
            <text:p><text:s text:c="2"/>28 72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659" table:style-name="ce36">
            <text:p><text:s text:c="3"/>6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332" table:style-name="ce36">
            <text:p><text:s text:c="2"/>30 33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346" table:style-name="ce37">
            <text:p><text:s text:c="3"/>3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240" table:style-name="ce37">
            <text:p><text:s text:c="3"/>240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19517" table:style-name="ce37">
            <text:p><text:s text:c="2"/>19 517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894" table:style-name="ce37">
            <text:p><text:s text:c="2"/>21 89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00" table:style-name="ce38">
            <text:p><text:s text:c="3"/>1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3" table:style-name="ce38">
            <text:p><text:s text:c="3"/>333</text:p>
          </table:table-cell>
          <table:table-cell office:value-type="float" office:value="332" table:style-name="ce38">
            <text:p><text:s text:c="3"/>332</text:p>
          </table:table-cell>
          <table:table-cell office:value-type="float" office:value="218" table:style-name="ce38">
            <text:p><text:s text:c="3"/>218</text:p>
          </table:table-cell>
          <table:table-cell office:value-type="float" office:value="783" table:style-name="ce38">
            <text:p><text:s text:c="3"/>783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98" table:style-name="ce38">
            <text:p><text:s text:c="3"/>98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42083" table:style-name="ce38">
            <text:p><text:s text:c="2"/>42 0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67" table:style-name="ce38">
            <text:p><text:s text:c="2"/>3 96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83" table:style-name="ce38">
            <text:p><text:s text:c="2"/>1 6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940" table:style-name="ce38">
            <text:p><text:s text:c="2"/>49 94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0" table:style-name="ce38">
            <text:p><text:s text:c="3"/>7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8" table:style-name="ce38">
            <text:p><text:s text:c="3"/>2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8316" table:style-name="ce38">
            <text:p><text:s text:c="2"/>158 3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7" table:style-name="ce38">
            <text:p><text:s text:c="3"/>36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9691" table:style-name="ce38">
            <text:p><text:s text:c="2"/>159 69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659" table:style-name="ce37">
            <text:p><text:s text:c="2"/>44 6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8" table:style-name="ce37">
            <text:p><text:s text:c="2"/>1 4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127" table:style-name="ce37">
            <text:p><text:s text:c="2"/>46 12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295" table:style-name="ce38">
            <text:p><text:s text:c="3"/>295</text:p>
          </table:table-cell>
          <table:table-cell office:value-type="float" office:value="570" table:style-name="ce38">
            <text:p><text:s text:c="3"/>570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3944" table:style-name="ce38">
            <text:p><text:s text:c="2"/>253 9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4842" table:style-name="ce38">
            <text:p><text:s text:c="2"/>254 84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48" table:style-name="ce36">
            <text:p><text:s text:c="2"/>7 4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015" table:style-name="ce36">
            <text:p><text:s text:c="2"/>125 0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470" table:style-name="ce36">
            <text:p><text:s text:c="2"/>132 47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971" table:style-name="ce36">
            <text:p><text:s text:c="3"/>971</text:p>
          </table:table-cell>
          <table:table-cell office:value-type="float" office:value="1968" table:style-name="ce36">
            <text:p><text:s text:c="2"/>1 968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974" table:style-name="ce36">
            <text:p><text:s text:c="2"/>95 9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016" table:style-name="ce36">
            <text:p><text:s text:c="2"/>99 01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1" table:style-name="ce36">
            <text:p><text:s text:c="2"/>1 471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439" table:style-name="ce36">
            <text:p><text:s text:c="2"/>111 439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" table:style-name="ce36">
            <text:p><text:s text:c="3"/>2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390" table:style-name="ce36">
            <text:p><text:s text:c="2"/>113 39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3" table:style-name="ce36">
            <text:p><text:s text:c="3"/>373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5123" table:style-name="ce36">
            <text:p><text:s text:c="2"/>5 123</text:p>
          </table:table-cell>
          <table:table-cell office:value-type="float" office:value="402" table:style-name="ce36">
            <text:p><text:s text:c="3"/>402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663" table:style-name="ce36">
            <text:p><text:s text:c="3"/>663</text:p>
          </table:table-cell>
          <table:table-cell office:value-type="float" office:value="734" table:style-name="ce36">
            <text:p><text:s text:c="3"/>734</text:p>
          </table:table-cell>
          <table:table-cell office:value-type="float" office:value="1353" table:style-name="ce36">
            <text:p><text:s text:c="2"/>1 353</text:p>
          </table:table-cell>
          <table:table-cell office:value-type="float" office:value="457" table:style-name="ce36">
            <text:p><text:s text:c="3"/>457</text:p>
          </table:table-cell>
          <table:table-cell office:value-type="float" office:value="421" table:style-name="ce36">
            <text:p><text:s text:c="3"/>421</text:p>
          </table:table-cell>
          <table:table-cell office:value-type="float" office:value="258" table:style-name="ce36">
            <text:p><text:s text:c="3"/>258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459" table:style-name="ce36">
            <text:p><text:s text:c="3"/>459</text:p>
          </table:table-cell>
          <table:table-cell office:value-type="float" office:value="884" table:style-name="ce36">
            <text:p><text:s text:c="3"/>884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816" table:style-name="ce36">
            <text:p><text:s text:c="3"/>8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298" table:style-name="ce36">
            <text:p><text:s text:c="3"/>298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6986" table:style-name="ce36">
            <text:p><text:s text:c="2"/>506 986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9" table:style-name="ce36">
            <text:p><text:s text:c="3"/>399</text:p>
          </table:table-cell>
          <table:table-cell office:value-type="float" office:value="869" table:style-name="ce36">
            <text:p><text:s text:c="3"/>869</text:p>
          </table:table-cell>
          <table:table-cell office:value-type="float" office:value="-11" table:style-name="ce36">
            <text:p><text:s/>(-) <text:s text:c="2"/>11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-45" table:style-name="ce36">
            <text:p><text:s/>(-) <text:s text:c="2"/>45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633" table:style-name="ce36">
            <text:p><text:s text:c="3"/>6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3875" table:style-name="ce36">
            <text:p><text:s text:c="2"/>523 8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1" table:style-name="ce36">
            <text:p><text:s text:c="3"/>3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0" table:style-name="ce36">
            <text:p><text:s text:c="3"/>770</text:p>
          </table:table-cell>
          <table:table-cell office:value-type="float" office:value="147284" table:style-name="ce36">
            <text:p><text:s text:c="2"/>147 2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8387" table:style-name="ce36">
            <text:p><text:s text:c="2"/>148 38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058" table:style-name="ce37">
            <text:p><text:s text:c="2"/>63 0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38" table:style-name="ce37">
            <text:p><text:s text:c="2"/>2 0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096" table:style-name="ce37">
            <text:p><text:s text:c="2"/>65 09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49" table:style-name="ce38">
            <text:p><text:s text:c="2"/>1 249</text:p>
          </table:table-cell>
          <table:table-cell office:value-type="float" office:value="11356" table:style-name="ce38">
            <text:p><text:s text:c="2"/>11 3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88" table:style-name="ce38">
            <text:p><text:s text:c="2"/>3 18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828" table:style-name="ce38">
            <text:p><text:s text:c="2"/>15 82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028" table:style-name="ce38">
            <text:p><text:s text:c="2"/>26 0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031" table:style-name="ce38">
            <text:p><text:s text:c="2"/>26 03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2" table:style-name="ce37">
            <text:p><text:s text:c="3"/>222</text:p>
          </table:table-cell>
          <table:table-cell office:value-type="float" office:value="775" table:style-name="ce37">
            <text:p><text:s text:c="3"/>775</text:p>
          </table:table-cell>
          <table:table-cell office:value-type="float" office:value="1332" table:style-name="ce37">
            <text:p><text:s text:c="2"/>1 3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145" table:style-name="ce37">
            <text:p><text:s text:c="2"/>52 1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52" table:style-name="ce37">
            <text:p><text:s text:c="2"/>1 9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426" table:style-name="ce37">
            <text:p><text:s text:c="2"/>56 42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850" table:style-name="ce38">
            <text:p><text:s text:c="2"/>15 8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850" table:style-name="ce38">
            <text:p><text:s text:c="2"/>15 8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77" table:style-name="ce36">
            <text:p><text:s text:c="2"/>14 6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7" table:style-name="ce36">
            <text:p><text:s text:c="3"/>287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69" table:style-name="ce36">
            <text:p><text:s text:c="2"/>15 06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2" table:style-name="ce36">
            <text:p><text:s text:c="2"/>1 6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940" table:style-name="ce36">
            <text:p><text:s text:c="2"/>134 9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747" table:style-name="ce36">
            <text:p><text:s text:c="2"/>136 74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08" table:style-name="ce36">
            <text:p><text:s text:c="2"/>21 4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66" table:style-name="ce36">
            <text:p><text:s text:c="2"/>21 56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383" table:style-name="ce36">
            <text:p><text:s text:c="2"/>28 3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401" table:style-name="ce36">
            <text:p><text:s text:c="2"/>28 40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0582" table:style-name="ce36">
            <text:p><text:s text:c="2"/>140 5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0643" table:style-name="ce36">
            <text:p><text:s text:c="2"/>140 64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3" table:style-name="ce37">
            <text:p><text:s text:c="3"/>5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420" table:style-name="ce37">
            <text:p><text:s text:c="2"/>73 420</text:p>
          </table:table-cell>
          <table:table-cell office:value-type="float" office:value="494" table:style-name="ce37">
            <text:p><text:s text:c="3"/>4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6" table:style-name="ce37">
            <text:p><text:s text:c="3"/>6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128" table:style-name="ce37">
            <text:p><text:s text:c="2"/>75 12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3864" table:style-name="ce38">
            <text:p><text:s text:c="2"/>373 8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7" table:style-name="ce38">
            <text:p><text:s text:c="3"/>27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4141" table:style-name="ce38">
            <text:p><text:s text:c="2"/>374 14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292" table:style-name="ce38">
            <text:p><text:s text:c="3"/>292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515" table:style-name="ce38">
            <text:p><text:s text:c="3"/>515</text:p>
          </table:table-cell>
          <table:table-cell office:value-type="float" office:value="112" table:style-name="ce38">
            <text:p><text:s text:c="3"/>1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3" table:style-name="ce38">
            <text:p><text:s text:c="3"/>303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392" table:style-name="ce38">
            <text:p><text:s text:c="3"/>392</text:p>
          </table:table-cell>
          <table:table-cell office:value-type="float" office:value="978" table:style-name="ce38">
            <text:p><text:s text:c="3"/>978</text:p>
          </table:table-cell>
          <table:table-cell office:value-type="float" office:value="543" table:style-name="ce38">
            <text:p><text:s text:c="3"/>543</text:p>
          </table:table-cell>
          <table:table-cell office:value-type="float" office:value="497" table:style-name="ce38">
            <text:p><text:s text:c="3"/>497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1386" table:style-name="ce38">
            <text:p><text:s text:c="2"/>1 386</text:p>
          </table:table-cell>
          <table:table-cell office:value-type="float" office:value="607" table:style-name="ce38">
            <text:p><text:s text:c="3"/>607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176" table:style-name="ce38">
            <text:p><text:s text:c="3"/>176</text:p>
          </table:table-cell>
          <table:table-cell office:value-type="float" office:value="1008" table:style-name="ce38">
            <text:p><text:s text:c="2"/>1 008</text:p>
          </table:table-cell>
          <table:table-cell office:value-type="float" office:value="708" table:style-name="ce38">
            <text:p><text:s text:c="3"/>708</text:p>
          </table:table-cell>
          <table:table-cell office:value-type="float" office:value="1098" table:style-name="ce38">
            <text:p><text:s text:c="2"/>1 098</text:p>
          </table:table-cell>
          <table:table-cell office:value-type="float" office:value="1294" table:style-name="ce38">
            <text:p><text:s text:c="2"/>1 294</text:p>
          </table:table-cell>
          <table:table-cell office:value-type="float" office:value="1264" table:style-name="ce38">
            <text:p><text:s text:c="2"/>1 264</text:p>
          </table:table-cell>
          <table:table-cell office:value-type="float" office:value="239" table:style-name="ce38">
            <text:p><text:s text:c="3"/>239</text:p>
          </table:table-cell>
          <table:table-cell office:value-type="float" office:value="551" table:style-name="ce38">
            <text:p><text:s text:c="3"/>551</text:p>
          </table:table-cell>
          <table:table-cell office:value-type="float" office:value="165" table:style-name="ce38">
            <text:p><text:s text:c="3"/>165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434" table:style-name="ce38">
            <text:p><text:s text:c="3"/>434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161" table:style-name="ce38">
            <text:p><text:s text:c="3"/>161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963" table:style-name="ce38">
            <text:p><text:s text:c="3"/>963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2071" table:style-name="ce38">
            <text:p><text:s text:c="2"/>2 071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2008" table:style-name="ce38">
            <text:p><text:s text:c="2"/>2 008</text:p>
          </table:table-cell>
          <table:table-cell office:value-type="float" office:value="692" table:style-name="ce38">
            <text:p><text:s text:c="3"/>692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300" table:style-name="ce38">
            <text:p><text:s text:c="3"/>300</text:p>
          </table:table-cell>
          <table:table-cell office:value-type="float" office:value="712" table:style-name="ce38">
            <text:p><text:s text:c="3"/>712</text:p>
          </table:table-cell>
          <table:table-cell office:value-type="float" office:value="73" table:style-name="ce38">
            <text:p><text:s text:c="3"/>73</text:p>
          </table:table-cell>
          <table:table-cell office:value-type="float" office:value="537" table:style-name="ce38">
            <text:p><text:s text:c="3"/>537</text:p>
          </table:table-cell>
          <table:table-cell office:value-type="float" office:value="189" table:style-name="ce38">
            <text:p><text:s text:c="3"/>189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57" table:style-name="ce38">
            <text:p><text:s text:c="3"/>157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8874" table:style-name="ce38">
            <text:p><text:s text:c="2"/>8 874</text:p>
          </table:table-cell>
          <table:table-cell office:value-type="float" office:value="81214" table:style-name="ce38">
            <text:p><text:s text:c="2"/>81 214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613" table:style-name="ce38">
            <text:p><text:s text:c="3"/>613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312" table:style-name="ce38">
            <text:p><text:s text:c="3"/>312</text:p>
          </table:table-cell>
          <table:table-cell office:value-type="float" office:value="1355" table:style-name="ce38">
            <text:p><text:s text:c="2"/>1 3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48" table:style-name="ce38">
            <text:p><text:s text:c="2"/>1 248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42" table:style-name="ce38">
            <text:p><text:s text:c="3"/>942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206" table:style-name="ce38">
            <text:p><text:s text:c="3"/>2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6378" table:style-name="ce38">
            <text:p><text:s text:c="2"/>116 37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6419" table:style-name="ce37">
            <text:p><text:s text:c="2"/>226 4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6419" table:style-name="ce37">
            <text:p><text:s text:c="2"/>226 419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09" table:style-name="ce38">
            <text:p><text:s text:c="3"/>80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4674" table:style-name="ce38">
            <text:p><text:s text:c="2"/>114 6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77" table:style-name="ce38">
            <text:p><text:s text:c="2"/>3 577</text:p>
          </table:table-cell>
          <table:table-cell office:value-type="float" office:value="193" table:style-name="ce38">
            <text:p><text:s text:c="3"/>19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9254" table:style-name="ce38">
            <text:p><text:s text:c="2"/>119 25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42" table:style-name="ce36">
            <text:p><text:s text:c="3"/>2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4" table:style-name="ce36">
            <text:p><text:s text:c="3"/>384</text:p>
          </table:table-cell>
          <table:table-cell office:value-type="float" office:value="484" table:style-name="ce36">
            <text:p><text:s text:c="3"/>484</text:p>
          </table:table-cell>
          <table:table-cell office:value-type="float" office:value="697" table:style-name="ce36">
            <text:p><text:s text:c="3"/>697</text:p>
          </table:table-cell>
          <table:table-cell office:value-type="float" office:value="760" table:style-name="ce36">
            <text:p><text:s text:c="3"/>760</text:p>
          </table:table-cell>
          <table:table-cell office:value-type="float" office:value="265" table:style-name="ce36">
            <text:p><text:s text:c="3"/>265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254" table:style-name="ce36">
            <text:p><text:s text:c="3"/>254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841" table:style-name="ce36">
            <text:p><text:s text:c="3"/>841</text:p>
          </table:table-cell>
          <table:table-cell office:value-type="float" office:value="506" table:style-name="ce36">
            <text:p><text:s text:c="3"/>506</text:p>
          </table:table-cell>
          <table:table-cell office:value-type="float" office:value="557" table:style-name="ce36">
            <text:p><text:s text:c="3"/>557</text:p>
          </table:table-cell>
          <table:table-cell office:value-type="float" office:value="2122" table:style-name="ce36">
            <text:p><text:s text:c="2"/>2 122</text:p>
          </table:table-cell>
          <table:table-cell office:value-type="float" office:value="843" table:style-name="ce36">
            <text:p><text:s text:c="3"/>843</text:p>
          </table:table-cell>
          <table:table-cell office:value-type="float" office:value="530" table:style-name="ce36">
            <text:p><text:s text:c="3"/>53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336" table:style-name="ce36">
            <text:p><text:s text:c="3"/>336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3" table:style-name="ce36">
            <text:p><text:s text:c="3"/>2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0" table:style-name="ce36">
            <text:p><text:s text:c="3"/>580</text:p>
          </table:table-cell>
          <table:table-cell office:value-type="float" office:value="794" table:style-name="ce36">
            <text:p><text:s text:c="3"/>794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18" table:style-name="ce36">
            <text:p><text:s text:c="2"/>4 4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48" table:style-name="ce36">
            <text:p><text:s text:c="2"/>6 848</text:p>
          </table:table-cell>
          <table:table-cell office:value-type="float" office:value="11050" table:style-name="ce36">
            <text:p><text:s text:c="2"/>11 050</text:p>
          </table:table-cell>
          <table:table-cell office:value-type="float" office:value="903" table:style-name="ce36">
            <text:p><text:s text:c="3"/>903</text:p>
          </table:table-cell>
          <table:table-cell office:value-type="float" office:value="1068" table:style-name="ce36">
            <text:p><text:s text:c="2"/>1 068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430" table:style-name="ce36">
            <text:p><text:s text:c="2"/>36 43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809" table:style-name="ce36">
            <text:p><text:s text:c="2"/>46 8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24" table:style-name="ce36">
            <text:p><text:s text:c="3"/>9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733" table:style-name="ce36">
            <text:p><text:s text:c="2"/>47 733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7983" table:style-name="ce36">
            <text:p><text:s text:c="2"/>7 9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088" table:style-name="ce36">
            <text:p><text:s text:c="2"/>60 0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99" table:style-name="ce36">
            <text:p><text:s text:c="2"/>6 099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5" table:style-name="ce36">
            <text:p><text:s text:c="2"/>1 2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667" table:style-name="ce36">
            <text:p><text:s text:c="2"/>75 66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9" table:style-name="ce36">
            <text:p><text:s text:c="3"/>279</text:p>
          </table:table-cell>
          <table:table-cell office:value-type="float" office:value="446" table:style-name="ce36">
            <text:p><text:s text:c="3"/>446</text:p>
          </table:table-cell>
          <table:table-cell office:value-type="float" office:value="1953" table:style-name="ce36">
            <text:p><text:s text:c="2"/>1 9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1" table:style-name="ce36">
            <text:p><text:s text:c="3"/>4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9" table:style-name="ce36">
            <text:p><text:s text:c="3"/>2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501" table:style-name="ce36">
            <text:p><text:s text:c="2"/>25 5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054" table:style-name="ce36">
            <text:p><text:s text:c="2"/>29 05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289" table:style-name="ce36">
            <text:p><text:s text:c="2"/>51 2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289" table:style-name="ce36">
            <text:p><text:s text:c="2"/>51 28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2" table:style-name="ce37">
            <text:p><text:s text:c="3"/>222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375" table:style-name="ce37">
            <text:p><text:s text:c="2"/>80 3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9" table:style-name="ce37">
            <text:p><text:s text:c="3"/>329</text:p>
          </table:table-cell>
          <table:table-cell office:value-type="float" office:value="254" table:style-name="ce37">
            <text:p><text:s text:c="3"/>2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274" table:style-name="ce37">
            <text:p><text:s text:c="2"/>81 27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589" table:style-name="ce38">
            <text:p><text:s text:c="2"/>22 58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589" table:style-name="ce38">
            <text:p><text:s text:c="2"/>22 589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7108" table:style-name="ce38">
            <text:p><text:s text:c="2"/>457 1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7108" table:style-name="ce38">
            <text:p><text:s text:c="2"/>457 108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77" table:style-name="ce37">
            <text:p><text:s text:c="2"/>11 3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77" table:style-name="ce37">
            <text:p><text:s text:c="2"/>11 377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6277" table:style-name="ce38">
            <text:p><text:s text:c="2"/>146 27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6277" table:style-name="ce38">
            <text:p><text:s text:c="2"/>146 27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5" table:style-name="ce36">
            <text:p><text:s text:c="2"/>1 435</text:p>
          </table:table-cell>
          <table:table-cell office:value-type="float" office:value="595" table:style-name="ce36">
            <text:p><text:s text:c="3"/>595</text:p>
          </table:table-cell>
          <table:table-cell office:value-type="float" office:value="58766" table:style-name="ce36">
            <text:p><text:s text:c="2"/>58 7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796" table:style-name="ce36">
            <text:p><text:s text:c="2"/>60 79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627" table:style-name="ce36">
            <text:p><text:s text:c="2"/>103 6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627" table:style-name="ce36">
            <text:p><text:s text:c="2"/>103 627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7" table:style-name="ce36">
            <text:p><text:s text:c="3"/>277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3" table:style-name="ce36">
            <text:p><text:s text:c="2"/>2 533</text:p>
          </table:table-cell>
          <table:table-cell office:value-type="float" office:value="117799" table:style-name="ce36">
            <text:p><text:s text:c="2"/>117 7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661" table:style-name="ce36">
            <text:p><text:s text:c="2"/>120 66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7" table:style-name="ce36">
            <text:p><text:s text:c="3"/>8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4" table:style-name="ce36">
            <text:p><text:s text:c="3"/>48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302" table:style-name="ce36">
            <text:p><text:s text:c="2"/>21 3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84" table:style-name="ce36">
            <text:p><text:s text:c="2"/>22 68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784" table:style-name="ce36">
            <text:p><text:s text:c="2"/>63 7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784" table:style-name="ce36">
            <text:p><text:s text:c="2"/>63 78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5" table:style-name="ce38">
            <text:p><text:s text:c="3"/>4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574" table:style-name="ce38">
            <text:p><text:s text:c="2"/>5 5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100" table:style-name="ce38">
            <text:p><text:s text:c="2"/>13 1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099" table:style-name="ce38">
            <text:p><text:s text:c="2"/>19 09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6" table:style-name="ce38">
            <text:p><text:s text:c="3"/>8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894" table:style-name="ce38">
            <text:p><text:s text:c="2"/>24 89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980" table:style-name="ce38">
            <text:p><text:s text:c="2"/>24 980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858" table:style-name="ce38">
            <text:p><text:s text:c="2"/>40 858</text:p>
          </table:table-cell>
          <table:table-cell office:value-type="float" office:value="40858" table:style-name="ce38">
            <text:p><text:s text:c="2"/>40 858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81331" table:style-name="ce39">
            <text:p><text:s text:c="2"/>181 331</text:p>
          </table:table-cell>
          <table:table-cell office:value-type="float" office:value="86005" table:style-name="ce39">
            <text:p><text:s text:c="2"/>86 005</text:p>
          </table:table-cell>
          <table:table-cell office:value-type="float" office:value="22067" table:style-name="ce39">
            <text:p><text:s text:c="2"/>22 067</text:p>
          </table:table-cell>
          <table:table-cell office:value-type="float" office:value="15404" table:style-name="ce39">
            <text:p><text:s text:c="2"/>15 404</text:p>
          </table:table-cell>
          <table:table-cell office:value-type="float" office:value="123091" table:style-name="ce39">
            <text:p><text:s text:c="2"/>123 091</text:p>
          </table:table-cell>
          <table:table-cell office:value-type="float" office:value="60132" table:style-name="ce39">
            <text:p><text:s text:c="2"/>60 132</text:p>
          </table:table-cell>
          <table:table-cell office:value-type="float" office:value="10038" table:style-name="ce39">
            <text:p><text:s text:c="2"/>10 038</text:p>
          </table:table-cell>
          <table:table-cell office:value-type="float" office:value="137678" table:style-name="ce39">
            <text:p><text:s text:c="2"/>137 678</text:p>
          </table:table-cell>
          <table:table-cell office:value-type="float" office:value="43913" table:style-name="ce39">
            <text:p><text:s text:c="2"/>43 913</text:p>
          </table:table-cell>
          <table:table-cell office:value-type="float" office:value="159221" table:style-name="ce39">
            <text:p><text:s text:c="2"/>159 221</text:p>
          </table:table-cell>
          <table:table-cell office:value-type="float" office:value="52879" table:style-name="ce39">
            <text:p><text:s text:c="2"/>52 879</text:p>
          </table:table-cell>
          <table:table-cell office:value-type="float" office:value="14311" table:style-name="ce39">
            <text:p><text:s text:c="2"/>14 311</text:p>
          </table:table-cell>
          <table:table-cell office:value-type="float" office:value="36175" table:style-name="ce39">
            <text:p><text:s text:c="2"/>36 175</text:p>
          </table:table-cell>
          <table:table-cell office:value-type="float" office:value="48533" table:style-name="ce39">
            <text:p><text:s text:c="2"/>48 533</text:p>
          </table:table-cell>
          <table:table-cell office:value-type="float" office:value="27004" table:style-name="ce39">
            <text:p><text:s text:c="2"/>27 004</text:p>
          </table:table-cell>
          <table:table-cell office:value-type="float" office:value="21103" table:style-name="ce39">
            <text:p><text:s text:c="2"/>21 103</text:p>
          </table:table-cell>
          <table:table-cell office:value-type="float" office:value="57875" table:style-name="ce39">
            <text:p><text:s text:c="2"/>57 875</text:p>
          </table:table-cell>
          <table:table-cell office:value-type="float" office:value="17542" table:style-name="ce39">
            <text:p><text:s text:c="2"/>17 542</text:p>
          </table:table-cell>
          <table:table-cell office:value-type="float" office:value="244453" table:style-name="ce39">
            <text:p><text:s text:c="2"/>244 453</text:p>
          </table:table-cell>
          <table:table-cell office:value-type="float" office:value="21286" table:style-name="ce39">
            <text:p><text:s text:c="2"/>21 286</text:p>
          </table:table-cell>
          <table:table-cell office:value-type="float" office:value="89847" table:style-name="ce39">
            <text:p><text:s text:c="2"/>89 847</text:p>
          </table:table-cell>
          <table:table-cell office:value-type="float" office:value="46384" table:style-name="ce39">
            <text:p><text:s text:c="2"/>46 384</text:p>
          </table:table-cell>
          <table:table-cell office:value-type="float" office:value="26492" table:style-name="ce39">
            <text:p><text:s text:c="2"/>26 492</text:p>
          </table:table-cell>
          <table:table-cell office:value-type="float" office:value="40989" table:style-name="ce39">
            <text:p><text:s text:c="2"/>40 989</text:p>
          </table:table-cell>
          <table:table-cell office:value-type="float" office:value="72065" table:style-name="ce39">
            <text:p><text:s text:c="2"/>72 065</text:p>
          </table:table-cell>
          <table:table-cell office:value-type="float" office:value="67728" table:style-name="ce39">
            <text:p><text:s text:c="2"/>67 728</text:p>
          </table:table-cell>
          <table:table-cell office:value-type="float" office:value="96163" table:style-name="ce39">
            <text:p><text:s text:c="2"/>96 163</text:p>
          </table:table-cell>
          <table:table-cell office:value-type="float" office:value="38002" table:style-name="ce39">
            <text:p><text:s text:c="2"/>38 002</text:p>
          </table:table-cell>
          <table:table-cell office:value-type="float" office:value="79545" table:style-name="ce39">
            <text:p><text:s text:c="2"/>79 545</text:p>
          </table:table-cell>
          <table:table-cell office:value-type="float" office:value="71751" table:style-name="ce39">
            <text:p><text:s text:c="2"/>71 751</text:p>
          </table:table-cell>
          <table:table-cell office:value-type="float" office:value="57414" table:style-name="ce39">
            <text:p><text:s text:c="2"/>57 414</text:p>
          </table:table-cell>
          <table:table-cell office:value-type="float" office:value="103131" table:style-name="ce39">
            <text:p><text:s text:c="2"/>103 131</text:p>
          </table:table-cell>
          <table:table-cell office:value-type="float" office:value="158671" table:style-name="ce39">
            <text:p><text:s text:c="2"/>158 671</text:p>
          </table:table-cell>
          <table:table-cell office:value-type="float" office:value="82129" table:style-name="ce39">
            <text:p><text:s text:c="2"/>82 129</text:p>
          </table:table-cell>
          <table:table-cell office:value-type="float" office:value="35961" table:style-name="ce39">
            <text:p><text:s text:c="2"/>35 961</text:p>
          </table:table-cell>
          <table:table-cell office:value-type="float" office:value="50967" table:style-name="ce39">
            <text:p><text:s text:c="2"/>50 967</text:p>
          </table:table-cell>
          <table:table-cell office:value-type="float" office:value="43316" table:style-name="ce39">
            <text:p><text:s text:c="2"/>43 316</text:p>
          </table:table-cell>
          <table:table-cell office:value-type="float" office:value="159615" table:style-name="ce39">
            <text:p><text:s text:c="2"/>159 615</text:p>
          </table:table-cell>
          <table:table-cell office:value-type="float" office:value="45042" table:style-name="ce39">
            <text:p><text:s text:c="2"/>45 042</text:p>
          </table:table-cell>
          <table:table-cell office:value-type="float" office:value="477384" table:style-name="ce39">
            <text:p><text:s text:c="2"/>477 384</text:p>
          </table:table-cell>
          <table:table-cell office:value-type="float" office:value="112351" table:style-name="ce39">
            <text:p><text:s text:c="2"/>112 351</text:p>
          </table:table-cell>
          <table:table-cell office:value-type="float" office:value="558154" table:style-name="ce39">
            <text:p><text:s text:c="2"/>558 154</text:p>
          </table:table-cell>
          <table:table-cell office:value-type="float" office:value="221843" table:style-name="ce39">
            <text:p><text:s text:c="2"/>221 843</text:p>
          </table:table-cell>
          <table:table-cell office:value-type="float" office:value="11620" table:style-name="ce39">
            <text:p><text:s text:c="2"/>11 620</text:p>
          </table:table-cell>
          <table:table-cell office:value-type="float" office:value="26370" table:style-name="ce39">
            <text:p><text:s text:c="2"/>26 370</text:p>
          </table:table-cell>
          <table:table-cell office:value-type="float" office:value="72071" table:style-name="ce39">
            <text:p><text:s text:c="2"/>72 071</text:p>
          </table:table-cell>
          <table:table-cell office:value-type="float" office:value="15149" table:style-name="ce39">
            <text:p><text:s text:c="2"/>15 149</text:p>
          </table:table-cell>
          <table:table-cell office:value-type="float" office:value="136827" table:style-name="ce39">
            <text:p><text:s text:c="2"/>136 827</text:p>
          </table:table-cell>
          <table:table-cell office:value-type="float" office:value="22890" table:style-name="ce39">
            <text:p><text:s text:c="2"/>22 890</text:p>
          </table:table-cell>
          <table:table-cell office:value-type="float" office:value="28624" table:style-name="ce39">
            <text:p><text:s text:c="2"/>28 624</text:p>
          </table:table-cell>
          <table:table-cell office:value-type="float" office:value="141362" table:style-name="ce39">
            <text:p><text:s text:c="2"/>141 362</text:p>
          </table:table-cell>
          <table:table-cell office:value-type="float" office:value="74343" table:style-name="ce39">
            <text:p><text:s text:c="2"/>74 343</text:p>
          </table:table-cell>
          <table:table-cell office:value-type="float" office:value="384446" table:style-name="ce39">
            <text:p><text:s text:c="2"/>384 446</text:p>
          </table:table-cell>
          <table:table-cell office:value-type="float" office:value="307633" table:style-name="ce39">
            <text:p><text:s text:c="2"/>307 633</text:p>
          </table:table-cell>
          <table:table-cell office:value-type="float" office:value="114748" table:style-name="ce39">
            <text:p><text:s text:c="2"/>114 748</text:p>
          </table:table-cell>
          <table:table-cell office:value-type="float" office:value="51945" table:style-name="ce39">
            <text:p><text:s text:c="2"/>51 945</text:p>
          </table:table-cell>
          <table:table-cell office:value-type="float" office:value="60188" table:style-name="ce39">
            <text:p><text:s text:c="2"/>60 188</text:p>
          </table:table-cell>
          <table:table-cell office:value-type="float" office:value="27909" table:style-name="ce39">
            <text:p><text:s text:c="2"/>27 909</text:p>
          </table:table-cell>
          <table:table-cell office:value-type="float" office:value="133139" table:style-name="ce39">
            <text:p><text:s text:c="2"/>133 139</text:p>
          </table:table-cell>
          <table:table-cell office:value-type="float" office:value="22703" table:style-name="ce39">
            <text:p><text:s text:c="2"/>22 703</text:p>
          </table:table-cell>
          <table:table-cell office:value-type="float" office:value="498839" table:style-name="ce39">
            <text:p><text:s text:c="2"/>498 839</text:p>
          </table:table-cell>
          <table:table-cell office:value-type="float" office:value="158537" table:style-name="ce39">
            <text:p><text:s text:c="2"/>158 537</text:p>
          </table:table-cell>
          <table:table-cell office:value-type="float" office:value="59730" table:style-name="ce39">
            <text:p><text:s text:c="2"/>59 730</text:p>
          </table:table-cell>
          <table:table-cell office:value-type="float" office:value="107231" table:style-name="ce39">
            <text:p><text:s text:c="2"/>107 231</text:p>
          </table:table-cell>
          <table:table-cell office:value-type="float" office:value="118766" table:style-name="ce39">
            <text:p><text:s text:c="2"/>118 766</text:p>
          </table:table-cell>
          <table:table-cell office:value-type="float" office:value="22924" table:style-name="ce39">
            <text:p><text:s text:c="2"/>22 924</text:p>
          </table:table-cell>
          <table:table-cell office:value-type="float" office:value="102672" table:style-name="ce39">
            <text:p><text:s text:c="2"/>102 672</text:p>
          </table:table-cell>
          <table:table-cell office:value-type="float" office:value="40858" table:style-name="ce39">
            <text:p><text:s text:c="2"/>40 858</text:p>
          </table:table-cell>
          <table:table-cell office:value-type="float" office:value="6856509" table:style-name="ce39">
            <text:p><text:s/>6 856 509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3 - Recursos de bens e serviços - 2011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54">
            <text:p>Preços do ano anterior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2941" table:style-name="ce36">
            <text:p><text:s text:c="2"/>2 94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199" table:style-name="ce36">
            <text:p><text:s text:c="3"/>19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472" table:style-name="ce36">
            <text:p><text:s text:c="3"/>47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42" table:style-name="ce36">
            <text:p><text:s text:c="3"/>4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1215" table:style-name="ce37">
            <text:p><text:s text:c="2"/>1 21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226" table:style-name="ce37">
            <text:p><text:s text:c="2"/>1 226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90" table:style-name="ce37">
            <text:p><text:s text:c="3"/>9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3" table:style-name="ce36">
            <text:p><text:s text:c="3"/>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47" table:style-name="ce36">
            <text:p><text:s text:c="3"/>4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353" table:style-name="ce36">
            <text:p><text:s text:c="2"/>1 353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460" table:style-name="ce36">
            <text:p><text:s text:c="3"/>46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6598" table:style-name="ce37">
            <text:p><text:s text:c="2"/>6 59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095" table:style-name="ce37">
            <text:p><text:s text:c="2"/>1 09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2256" table:style-name="ce37">
            <text:p><text:s text:c="2"/>22 25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447" table:style-name="ce37">
            <text:p><text:s text:c="2"/>2 44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705" table:style-name="ce36">
            <text:p><text:s text:c="3"/>70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11" table:style-name="ce36">
            <text:p><text:s text:c="3"/>1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1784" table:style-name="ce36">
            <text:p><text:s text:c="2"/>1 784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15" table:style-name="ce36">
            <text:p><text:s text:c="3"/>1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998" table:style-name="ce37">
            <text:p><text:s text:c="3"/>99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6" table:style-name="ce38">
            <text:p><text:s text:c="3"/>1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1418" table:style-name="ce37">
            <text:p><text:s text:c="2"/>1 41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426" table:style-name="ce37">
            <text:p><text:s text:c="2"/>1 426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64" table:style-name="ce37">
            <text:p><text:s text:c="3"/>6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511" table:style-name="ce36">
            <text:p><text:s text:c="3"/>51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633" table:style-name="ce36">
            <text:p><text:s text:c="3"/>63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320" table:style-name="ce36">
            <text:p><text:s text:c="3"/>32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300" table:style-name="ce36">
            <text:p><text:s text:c="2"/>1 30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4942" table:style-name="ce36">
            <text:p><text:s text:c="2"/>4 94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437" table:style-name="ce37">
            <text:p><text:s text:c="2"/>3 43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298" table:style-name="ce37">
            <text:p><text:s text:c="2"/>1 29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712" table:style-name="ce37">
            <text:p><text:s text:c="2"/>2 71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2242" table:style-name="ce37">
            <text:p><text:s text:c="2"/>2 242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5445" table:style-name="ce38">
            <text:p><text:s text:c="2"/>5 44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1922" table:style-name="ce36">
            <text:p><text:s text:c="2"/>1 92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06" table:style-name="ce36">
            <text:p><text:s text:c="3"/>30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660" table:style-name="ce36">
            <text:p><text:s text:c="3"/>66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000" table:style-name="ce36">
            <text:p><text:s text:c="2"/>3 00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94" table:style-name="ce36">
            <text:p><text:s text:c="3"/>29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3770" table:style-name="ce37">
            <text:p><text:s text:c="2"/>3 77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6271" table:style-name="ce37">
            <text:p><text:s text:c="2"/>6 27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868" table:style-name="ce37">
            <text:p><text:s text:c="3"/>86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19827" table:style-name="ce36">
            <text:p><text:s text:c="2"/>19 82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687" table:style-name="ce36">
            <text:p><text:s text:c="3"/>687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15193" table:style-name="ce36">
            <text:p><text:s text:c="2"/>15 19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1137" table:style-name="ce36">
            <text:p><text:s text:c="2"/>1 13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11763" table:style-name="ce36">
            <text:p><text:s text:c="2"/>11 76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1559" table:style-name="ce37">
            <text:p><text:s text:c="2"/>11 55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4610" table:style-name="ce38">
            <text:p><text:s text:c="2"/>4 61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3952" table:style-name="ce38">
            <text:p><text:s text:c="2"/>3 95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909" table:style-name="ce37">
            <text:p><text:s text:c="3"/>90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8344" table:style-name="ce38">
            <text:p><text:s text:c="2"/>8 34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4278" table:style-name="ce36">
            <text:p><text:s text:c="2"/>14 27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5309" table:style-name="ce36">
            <text:p><text:s text:c="2"/>5 30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4329" table:style-name="ce36">
            <text:p><text:s text:c="2"/>4 32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482" table:style-name="ce36">
            <text:p><text:s text:c="3"/>48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54" table:style-name="ce36">
            <text:p><text:s text:c="3"/>25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4095" table:style-name="ce38">
            <text:p><text:s text:c="2"/>4 09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621" table:style-name="ce37">
            <text:p><text:s text:c="3"/>62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7853" table:style-name="ce37">
            <text:p><text:s text:c="2"/>7 853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8112" table:style-name="ce37">
            <text:p><text:s text:c="2"/>8 11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123" table:style-name="ce37">
            <text:p><text:s text:c="3"/>12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8808" table:style-name="ce36">
            <text:p><text:s text:c="2"/>8 80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0935" table:style-name="ce36">
            <text:p><text:s text:c="2"/>10 93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0134" table:style-name="ce36">
            <text:p><text:s text:c="2"/>10 13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7124" table:style-name="ce36">
            <text:p><text:s text:c="2"/>17 12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9732" table:style-name="ce36">
            <text:p><text:s text:c="2"/>9 73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5209" table:style-name="ce37">
            <text:p><text:s text:c="2"/>15 20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1538" table:style-name="ce38">
            <text:p><text:s text:c="2"/>1 53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176" table:style-name="ce38">
            <text:p><text:s text:c="2"/>1 176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5464" table:style-name="ce37">
            <text:p><text:s text:c="2"/>5 46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34943" table:style-name="ce38">
            <text:p><text:s text:c="2"/>34 94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3806" table:style-name="ce36">
            <text:p><text:s text:c="2"/>23 80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895" table:style-name="ce36">
            <text:p><text:s text:c="2"/>2 89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6521" table:style-name="ce36">
            <text:p><text:s text:c="2"/>16 52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1369" table:style-name="ce36">
            <text:p><text:s text:c="2"/>11 36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871" table:style-name="ce36">
            <text:p><text:s text:c="3"/>87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6145" table:style-name="ce37">
            <text:p><text:s text:c="2"/>6 14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7330" table:style-name="ce38">
            <text:p><text:s text:c="2"/>7 33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762" table:style-name="ce38">
            <text:p><text:s text:c="2"/>2 76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501" table:style-name="ce38">
            <text:p><text:s text:c="3"/>50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462" table:style-name="ce36">
            <text:p><text:s text:c="3"/>46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1698" table:style-name="ce36">
            <text:p><text:s text:c="2"/>1 69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05" table:style-name="ce36">
            <text:p><text:s text:c="3"/>10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450" table:style-name="ce38">
            <text:p><text:s text:c="2"/>1 45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1171" table:style-name="ce37">
            <text:p><text:s text:c="2"/>1 17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5812" table:style-name="ce37">
            <text:p><text:s text:c="2"/>5 81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4022" table:style-name="ce37">
            <text:p><text:s text:c="2"/>4 02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65" table:style-name="ce37">
            <text:p><text:s text:c="3"/>16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1077" table:style-name="ce36">
            <text:p><text:s text:c="2"/>11 07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7446" table:style-name="ce36">
            <text:p><text:s text:c="2"/>7 44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1888" table:style-name="ce36">
            <text:p><text:s text:c="2"/>1 88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1911" table:style-name="ce36">
            <text:p><text:s text:c="2"/>1 91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359" table:style-name="ce36">
            <text:p><text:s text:c="3"/>35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7665" table:style-name="ce37">
            <text:p><text:s text:c="2"/>7 66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11503" table:style-name="ce37">
            <text:p><text:s text:c="2"/>11 50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231" table:style-name="ce37">
            <text:p><text:s text:c="2"/>3 23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123" table:style-name="ce37">
            <text:p><text:s text:c="2"/>2 12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686" table:style-name="ce36">
            <text:p><text:s text:c="2"/>7 686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204" table:style-name="ce36">
            <text:p><text:s text:c="2"/>1 20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31133" table:style-name="ce36">
            <text:p><text:s text:c="2"/>31 13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447" table:style-name="ce36">
            <text:p><text:s text:c="3"/>447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3085" table:style-name="ce37">
            <text:p><text:s text:c="2"/>3 08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306" table:style-name="ce36">
            <text:p><text:s text:c="3"/>30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2" table:style-name="ce36">
            <text:p><text:s text:c="3"/>2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2649" table:style-name="ce36">
            <text:p><text:s text:c="2"/>2 64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506132" table:style-name="ce48">
            <text:p><text:s text:c="2"/>506 132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4Z</dc:date>
    <meta:print-date>2006-08-24T11:49:52Z</meta:print-date>
  </office:meta>
</office:document-meta>
</file>